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7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fo:border="0.002cm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0c0c0" fo:border="0.002cm solid #000000"/>
    </style:style>
    <style:style style:name="ce5" style:family="table-cell" style:parent-style-name="Default">
      <style:table-cell-properties fo:background-color="#e6e6e6" fo:border="0.002cm solid #000000"/>
      <style:text-properties fo:color="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4" table:number-columns-repeated="14" table:default-cell-style-name="Default"/>
        <table:table-column table:style-name="co2" table:number-columns-repeated="23" table:default-cell-style-name="Default"/>
        <table:table-row table:style-name="ro1">
          <table:table-cell office:value-type="string">
            <text:p># PRUEBA0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891">
            <text:p>5891</text:p>
          </table:table-cell>
          <table:table-cell office:value-type="float" office:value="11750">
            <text:p>11750</text:p>
          </table:table-cell>
          <table:table-cell office:value-type="float" office:value="15641">
            <text:p>15641</text:p>
          </table:table-cell>
          <table:table-cell office:value-type="float" office:value="21500">
            <text:p>21500</text:p>
          </table:table-cell>
          <table:table-cell office:value-type="float" office:value="25328">
            <text:p>25328</text:p>
          </table:table-cell>
          <table:table-cell office:value-type="float" office:value="31078">
            <text:p>31078</text:p>
          </table:table-cell>
          <table:table-cell office:value-type="float" office:value="36812">
            <text:p>36812</text:p>
          </table:table-cell>
          <table:table-cell office:value-type="float" office:value="40656">
            <text:p>40656</text:p>
          </table:table-cell>
          <table:table-cell office:value-type="float" office:value="46422">
            <text:p>46422</text:p>
          </table:table-cell>
          <table:table-cell office:value-type="float" office:value="50312">
            <text:p>50312</text:p>
          </table:table-cell>
          <table:table-cell office:value-type="float" office:value="56062">
            <text:p>56062</text:p>
          </table:table-cell>
          <table:table-cell office:value-type="float" office:value="61797">
            <text:p>61797</text:p>
          </table:table-cell>
          <table:table-cell office:value-type="float" office:value="65609">
            <text:p>65609</text:p>
          </table:table-cell>
          <table:table-cell office:value-type="float" office:value="71297">
            <text:p>71297</text:p>
          </table:table-cell>
          <table:table-cell office:value-type="float" office:value="75094">
            <text:p>75094</text:p>
          </table:table-cell>
          <table:table-cell office:value-type="float" office:value="80828">
            <text:p>80828</text:p>
          </table:table-cell>
          <table:table-cell office:value-type="float" office:value="86578">
            <text:p>86578</text:p>
          </table:table-cell>
          <table:table-cell office:value-type="float" office:value="90406">
            <text:p>90406</text:p>
          </table:table-cell>
          <table:table-cell office:value-type="float" office:value="96109">
            <text:p>96109</text:p>
          </table:table-cell>
          <table:table-cell office:value-type="float" office:value="101844">
            <text:p>101844</text:p>
          </table:table-cell>
          <table:table-cell office:value-type="float" office:value="105672">
            <text:p>105672</text:p>
          </table:table-cell>
          <table:table-cell office:value-type="float" office:value="111391">
            <text:p>111391</text:p>
          </table:table-cell>
          <table:table-cell office:value-type="float" office:value="115219">
            <text:p>115219</text:p>
          </table:table-cell>
          <table:table-cell office:value-type="float" office:value="120969">
            <text:p>120969</text:p>
          </table:table-cell>
          <table:table-cell office:value-type="float" office:value="126687">
            <text:p>126687</text:p>
          </table:table-cell>
          <table:table-cell office:value-type="float" office:value="130578">
            <text:p>130578</text:p>
          </table:table-cell>
          <table:table-cell office:value-type="float" office:value="136328">
            <text:p>136328</text:p>
          </table:table-cell>
          <table:table-cell office:value-type="float" office:value="140141">
            <text:p>140141</text:p>
          </table:table-cell>
          <table:table-cell office:value-type="float" office:value="145859">
            <text:p>145859</text:p>
          </table:table-cell>
          <table:table-cell office:value-type="float" office:value="151609">
            <text:p>151609</text:p>
          </table:table-cell>
          <table:table-cell office:value-type="float" office:value="155422">
            <text:p>155422</text:p>
          </table:table-cell>
          <table:table-cell office:value-type="float" office:value="161203">
            <text:p>161203</text:p>
          </table:table-cell>
          <table:table-cell office:value-type="float" office:value="165062">
            <text:p>165062</text:p>
          </table:table-cell>
          <table:table-cell office:value-type="float" office:value="170750">
            <text:p>170750</text:p>
          </table:table-cell>
          <table:table-cell office:value-type="float" office:value="176469">
            <text:p>176469</text:p>
          </table:table-cell>
          <table:table-cell office:value-type="float" office:value="180297">
            <text:p>180297</text:p>
          </table:table-cell>
          <table:table-cell office:value-type="float" office:value="186016">
            <text:p>186016</text:p>
          </table:table-cell>
          <table:table-cell office:value-type="float" office:value="191734">
            <text:p>191734</text:p>
          </table:table-cell>
          <table:table-cell office:value-type="float" office:value="195547">
            <text:p>195547</text:p>
          </table:table-cell>
          <table:table-cell office:value-type="float" office:value="201328">
            <text:p>201328</text:p>
          </table:table-cell>
          <table:table-cell office:value-type="float" office:value="205141">
            <text:p>205141</text:p>
          </table:table-cell>
          <table:table-cell office:value-type="float" office:value="210906">
            <text:p>210906</text:p>
          </table:table-cell>
          <table:table-cell office:value-type="float" office:value="216672">
            <text:p>216672</text:p>
          </table:table-cell>
          <table:table-cell office:value-type="float" office:value="220500">
            <text:p>220500</text:p>
          </table:table-cell>
          <table:table-cell office:value-type="float" office:value="226234">
            <text:p>226234</text:p>
          </table:table-cell>
          <table:table-cell office:value-type="float" office:value="230078">
            <text:p>230078</text:p>
          </table:table-cell>
          <table:table-cell office:value-type="float" office:value="235844">
            <text:p>235844</text:p>
          </table:table-cell>
          <table:table-cell office:value-type="float" office:value="241516">
            <text:p>241516</text:p>
          </table:table-cell>
          <table:table-cell office:value-type="float" office:value="245281">
            <text:p>245281</text:p>
          </table:table-cell>
          <table:table-cell office:value-type="float" office:value="251062">
            <text:p>251062</text:p>
          </table:table-cell>
          <table:table-cell office:value-type="float" office:value="256812">
            <text:p>256812</text:p>
          </table:table-cell>
          <table:table-cell office:value-type="float" office:value="260672">
            <text:p>260672</text:p>
          </table:table-cell>
          <table:table-cell office:value-type="float" office:value="266344">
            <text:p>266344</text:p>
          </table:table-cell>
          <table:table-cell office:value-type="float" office:value="270156">
            <text:p>270156</text:p>
          </table:table-cell>
          <table:table-cell office:value-type="float" office:value="275844">
            <text:p>275844</text:p>
          </table:table-cell>
          <table:table-cell office:value-type="float" office:value="281547">
            <text:p>281547</text:p>
          </table:table-cell>
          <table:table-cell office:value-type="float" office:value="285344">
            <text:p>285344</text:p>
          </table:table-cell>
          <table:table-cell office:value-type="float" office:value="291031">
            <text:p>291031</text:p>
          </table:table-cell>
          <table:table-cell office:value-type="float" office:value="296750">
            <text:p>29675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87814.902113347">
            <text:p>187814,9</text:p>
          </table:table-cell>
          <table:table-cell table:number-columns-repeated="57" office:value-type="float" office:value="186081.883208259">
            <text:p>186081,88</text:p>
          </table:table-cell>
          <table:table-cell office:value-type="float" office:value="182246.514789908">
            <text:p>182246,5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1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140">
            <text:p>5140</text:p>
          </table:table-cell>
          <table:table-cell office:value-type="float" office:value="10328">
            <text:p>10328</text:p>
          </table:table-cell>
          <table:table-cell office:value-type="float" office:value="15531">
            <text:p>15531</text:p>
          </table:table-cell>
          <table:table-cell office:value-type="float" office:value="20703">
            <text:p>20703</text:p>
          </table:table-cell>
          <table:table-cell office:value-type="float" office:value="25015">
            <text:p>25015</text:p>
          </table:table-cell>
          <table:table-cell office:value-type="float" office:value="30187">
            <text:p>30187</text:p>
          </table:table-cell>
          <table:table-cell office:value-type="float" office:value="35375">
            <text:p>35375</text:p>
          </table:table-cell>
          <table:table-cell office:value-type="float" office:value="40562">
            <text:p>40562</text:p>
          </table:table-cell>
          <table:table-cell office:value-type="float" office:value="45765">
            <text:p>45765</text:p>
          </table:table-cell>
          <table:table-cell office:value-type="float" office:value="50093">
            <text:p>50093</text:p>
          </table:table-cell>
          <table:table-cell office:value-type="float" office:value="55281">
            <text:p>55281</text:p>
          </table:table-cell>
          <table:table-cell office:value-type="float" office:value="60515">
            <text:p>60515</text:p>
          </table:table-cell>
          <table:table-cell office:value-type="float" office:value="65828">
            <text:p>65828</text:p>
          </table:table-cell>
          <table:table-cell office:value-type="float" office:value="70187">
            <text:p>70187</text:p>
          </table:table-cell>
          <table:table-cell office:value-type="float" office:value="75375">
            <text:p>75375</text:p>
          </table:table-cell>
          <table:table-cell office:value-type="float" office:value="80593">
            <text:p>80593</text:p>
          </table:table-cell>
          <table:table-cell office:value-type="float" office:value="85781">
            <text:p>85781</text:p>
          </table:table-cell>
          <table:table-cell office:value-type="float" office:value="90078">
            <text:p>90078</text:p>
          </table:table-cell>
          <table:table-cell office:value-type="float" office:value="95281">
            <text:p>95281</text:p>
          </table:table-cell>
          <table:table-cell office:value-type="float" office:value="100437">
            <text:p>100437</text:p>
          </table:table-cell>
          <table:table-cell office:value-type="float" office:value="105593">
            <text:p>105593</text:p>
          </table:table-cell>
          <table:table-cell office:value-type="float" office:value="110765">
            <text:p>110765</text:p>
          </table:table-cell>
          <table:table-cell office:value-type="float" office:value="115046">
            <text:p>115046</text:p>
          </table:table-cell>
          <table:table-cell office:value-type="float" office:value="120218">
            <text:p>120218</text:p>
          </table:table-cell>
          <table:table-cell office:value-type="float" office:value="125375">
            <text:p>125375</text:p>
          </table:table-cell>
          <table:table-cell office:value-type="float" office:value="130500">
            <text:p>130500</text:p>
          </table:table-cell>
          <table:table-cell office:value-type="float" office:value="135625">
            <text:p>135625</text:p>
          </table:table-cell>
          <table:table-cell office:value-type="float" office:value="140781">
            <text:p>140781</text:p>
          </table:table-cell>
          <table:table-cell office:value-type="float" office:value="145125">
            <text:p>145125</text:p>
          </table:table-cell>
          <table:table-cell office:value-type="float" office:value="150281">
            <text:p>150281</text:p>
          </table:table-cell>
          <table:table-cell office:value-type="float" office:value="155484">
            <text:p>155484</text:p>
          </table:table-cell>
          <table:table-cell office:value-type="float" office:value="160687">
            <text:p>160687</text:p>
          </table:table-cell>
          <table:table-cell office:value-type="float" office:value="165015">
            <text:p>165015</text:p>
          </table:table-cell>
          <table:table-cell office:value-type="float" office:value="170234">
            <text:p>170234</text:p>
          </table:table-cell>
          <table:table-cell office:value-type="float" office:value="175390">
            <text:p>175390</text:p>
          </table:table-cell>
          <table:table-cell office:value-type="float" office:value="180578">
            <text:p>180578</text:p>
          </table:table-cell>
          <table:table-cell office:value-type="float" office:value="185750">
            <text:p>185750</text:p>
          </table:table-cell>
          <table:table-cell office:value-type="float" office:value="190062">
            <text:p>190062</text:p>
          </table:table-cell>
          <table:table-cell office:value-type="float" office:value="195250">
            <text:p>195250</text:p>
          </table:table-cell>
          <table:table-cell office:value-type="float" office:value="200468">
            <text:p>200468</text:p>
          </table:table-cell>
          <table:table-cell office:value-type="float" office:value="205671">
            <text:p>205671</text:p>
          </table:table-cell>
          <table:table-cell office:value-type="float" office:value="210031">
            <text:p>210031</text:p>
          </table:table-cell>
          <table:table-cell office:value-type="float" office:value="215218">
            <text:p>215218</text:p>
          </table:table-cell>
          <table:table-cell office:value-type="float" office:value="220453">
            <text:p>220453</text:p>
          </table:table-cell>
          <table:table-cell office:value-type="float" office:value="225625">
            <text:p>225625</text:p>
          </table:table-cell>
          <table:table-cell office:value-type="float" office:value="230796">
            <text:p>230796</text:p>
          </table:table-cell>
          <table:table-cell office:value-type="float" office:value="235109">
            <text:p>235109</text:p>
          </table:table-cell>
          <table:table-cell office:value-type="float" office:value="240250">
            <text:p>240250</text:p>
          </table:table-cell>
          <table:table-cell office:value-type="float" office:value="245421">
            <text:p>245421</text:p>
          </table:table-cell>
          <table:table-cell office:value-type="float" office:value="250578">
            <text:p>250578</text:p>
          </table:table-cell>
          <table:table-cell office:value-type="float" office:value="255734">
            <text:p>255734</text:p>
          </table:table-cell>
          <table:table-cell office:value-type="float" office:value="260843">
            <text:p>260843</text:p>
          </table:table-cell>
          <table:table-cell office:value-type="float" office:value="265156">
            <text:p>265156</text:p>
          </table:table-cell>
          <table:table-cell office:value-type="float" office:value="270296">
            <text:p>270296</text:p>
          </table:table-cell>
          <table:table-cell office:value-type="float" office:value="275468">
            <text:p>275468</text:p>
          </table:table-cell>
          <table:table-cell office:value-type="float" office:value="280609">
            <text:p>280609</text:p>
          </table:table-cell>
          <table:table-cell office:value-type="float" office:value="285765">
            <text:p>285765</text:p>
          </table:table-cell>
          <table:table-cell office:value-type="float" office:value="290062">
            <text:p>290062</text:p>
          </table:table-cell>
          <table:table-cell office:value-type="float" office:value="295203">
            <text:p>295203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186841.955725062">
            <text:p>186841,96</text:p>
          </table:table-cell>
          <table:table-cell table:number-columns-repeated="17" office:value-type="float" office:value="186158.410398047">
            <text:p>186158,41</text:p>
          </table:table-cell>
          <table:table-cell table:number-columns-repeated="40" office:value-type="float" office:value="184539.250262159">
            <text:p>184539,25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2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203">
            <text:p>5203</text:p>
          </table:table-cell>
          <table:table-cell office:value-type="float" office:value="10344">
            <text:p>10344</text:p>
          </table:table-cell>
          <table:table-cell office:value-type="float" office:value="15484">
            <text:p>15484</text:p>
          </table:table-cell>
          <table:table-cell office:value-type="float" office:value="20656">
            <text:p>20656</text:p>
          </table:table-cell>
          <table:table-cell office:value-type="float" office:value="25000">
            <text:p>25000</text:p>
          </table:table-cell>
          <table:table-cell office:value-type="float" office:value="30219">
            <text:p>30219</text:p>
          </table:table-cell>
          <table:table-cell office:value-type="float" office:value="35437">
            <text:p>35437</text:p>
          </table:table-cell>
          <table:table-cell office:value-type="float" office:value="40578">
            <text:p>40578</text:p>
          </table:table-cell>
          <table:table-cell office:value-type="float" office:value="45719">
            <text:p>45719</text:p>
          </table:table-cell>
          <table:table-cell office:value-type="float" office:value="50031">
            <text:p>50031</text:p>
          </table:table-cell>
          <table:table-cell office:value-type="float" office:value="55203">
            <text:p>55203</text:p>
          </table:table-cell>
          <table:table-cell office:value-type="float" office:value="60344">
            <text:p>60344</text:p>
          </table:table-cell>
          <table:table-cell office:value-type="float" office:value="65515">
            <text:p>65515</text:p>
          </table:table-cell>
          <table:table-cell office:value-type="float" office:value="70703">
            <text:p>70703</text:p>
          </table:table-cell>
          <table:table-cell office:value-type="float" office:value="75859">
            <text:p>75859</text:p>
          </table:table-cell>
          <table:table-cell office:value-type="float" office:value="80156">
            <text:p>80156</text:p>
          </table:table-cell>
          <table:table-cell office:value-type="float" office:value="85297">
            <text:p>85297</text:p>
          </table:table-cell>
          <table:table-cell office:value-type="float" office:value="90437">
            <text:p>90437</text:p>
          </table:table-cell>
          <table:table-cell office:value-type="float" office:value="95594">
            <text:p>95594</text:p>
          </table:table-cell>
          <table:table-cell office:value-type="float" office:value="100719">
            <text:p>100719</text:p>
          </table:table-cell>
          <table:table-cell office:value-type="float" office:value="105015">
            <text:p>105015</text:p>
          </table:table-cell>
          <table:table-cell office:value-type="float" office:value="110219">
            <text:p>110219</text:p>
          </table:table-cell>
          <table:table-cell office:value-type="float" office:value="115375">
            <text:p>115375</text:p>
          </table:table-cell>
          <table:table-cell office:value-type="float" office:value="120531">
            <text:p>120531</text:p>
          </table:table-cell>
          <table:table-cell office:value-type="float" office:value="125719">
            <text:p>125719</text:p>
          </table:table-cell>
          <table:table-cell office:value-type="float" office:value="130031">
            <text:p>130031</text:p>
          </table:table-cell>
          <table:table-cell office:value-type="float" office:value="135187">
            <text:p>135187</text:p>
          </table:table-cell>
          <table:table-cell office:value-type="float" office:value="140312">
            <text:p>140312</text:p>
          </table:table-cell>
          <table:table-cell office:value-type="float" office:value="145484">
            <text:p>145484</text:p>
          </table:table-cell>
          <table:table-cell office:value-type="float" office:value="150687">
            <text:p>150687</text:p>
          </table:table-cell>
          <table:table-cell office:value-type="float" office:value="155015">
            <text:p>155015</text:p>
          </table:table-cell>
          <table:table-cell office:value-type="float" office:value="160265">
            <text:p>160265</text:p>
          </table:table-cell>
          <table:table-cell office:value-type="float" office:value="165484">
            <text:p>165484</text:p>
          </table:table-cell>
          <table:table-cell office:value-type="float" office:value="170703">
            <text:p>170703</text:p>
          </table:table-cell>
          <table:table-cell office:value-type="float" office:value="175047">
            <text:p>175047</text:p>
          </table:table-cell>
          <table:table-cell office:value-type="float" office:value="180250">
            <text:p>180250</text:p>
          </table:table-cell>
          <table:table-cell office:value-type="float" office:value="185437">
            <text:p>185437</text:p>
          </table:table-cell>
          <table:table-cell office:value-type="float" office:value="190656">
            <text:p>190656</text:p>
          </table:table-cell>
          <table:table-cell office:value-type="float" office:value="195015">
            <text:p>195015</text:p>
          </table:table-cell>
          <table:table-cell office:value-type="float" office:value="200234">
            <text:p>200234</text:p>
          </table:table-cell>
          <table:table-cell office:value-type="float" office:value="205453">
            <text:p>205453</text:p>
          </table:table-cell>
          <table:table-cell office:value-type="float" office:value="210640">
            <text:p>210640</text:p>
          </table:table-cell>
          <table:table-cell office:value-type="float" office:value="215828">
            <text:p>215828</text:p>
          </table:table-cell>
          <table:table-cell office:value-type="float" office:value="220172">
            <text:p>220172</text:p>
          </table:table-cell>
          <table:table-cell office:value-type="float" office:value="225312">
            <text:p>225312</text:p>
          </table:table-cell>
          <table:table-cell office:value-type="float" office:value="230515">
            <text:p>230515</text:p>
          </table:table-cell>
          <table:table-cell office:value-type="float" office:value="235719">
            <text:p>235719</text:p>
          </table:table-cell>
          <table:table-cell office:value-type="float" office:value="240078">
            <text:p>240078</text:p>
          </table:table-cell>
          <table:table-cell office:value-type="float" office:value="245297">
            <text:p>245297</text:p>
          </table:table-cell>
          <table:table-cell office:value-type="float" office:value="250484">
            <text:p>250484</text:p>
          </table:table-cell>
          <table:table-cell office:value-type="float" office:value="255687">
            <text:p>255687</text:p>
          </table:table-cell>
          <table:table-cell office:value-type="float" office:value="260859">
            <text:p>260859</text:p>
          </table:table-cell>
          <table:table-cell office:value-type="float" office:value="265203">
            <text:p>265203</text:p>
          </table:table-cell>
          <table:table-cell office:value-type="float" office:value="270390">
            <text:p>270390</text:p>
          </table:table-cell>
          <table:table-cell office:value-type="float" office:value="275578">
            <text:p>275578</text:p>
          </table:table-cell>
          <table:table-cell office:value-type="float" office:value="280781">
            <text:p>280781</text:p>
          </table:table-cell>
          <table:table-cell office:value-type="float" office:value="285078">
            <text:p>285078</text:p>
          </table:table-cell>
          <table:table-cell office:value-type="float" office:value="290281">
            <text:p>290281</text:p>
          </table:table-cell>
          <table:table-cell office:value-type="float" office:value="295437">
            <text:p>295437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6" office:value-type="float" office:value="187692.847942035">
            <text:p>187692,85</text:p>
          </table:table-cell>
          <table:table-cell table:number-columns-repeated="17" office:value-type="float" office:value="185721.393822589">
            <text:p>185721,39</text:p>
          </table:table-cell>
          <table:table-cell table:number-columns-repeated="36" office:value-type="float" office:value="183022.629585714">
            <text:p>183022,63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3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266">
            <text:p>5266</text:p>
          </table:table-cell>
          <table:table-cell office:value-type="float" office:value="10453">
            <text:p>10453</text:p>
          </table:table-cell>
          <table:table-cell office:value-type="float" office:value="15688">
            <text:p>15688</text:p>
          </table:table-cell>
          <table:table-cell office:value-type="float" office:value="20032">
            <text:p>20032</text:p>
          </table:table-cell>
          <table:table-cell office:value-type="float" office:value="25235">
            <text:p>25235</text:p>
          </table:table-cell>
          <table:table-cell office:value-type="float" office:value="30438">
            <text:p>30438</text:p>
          </table:table-cell>
          <table:table-cell office:value-type="float" office:value="35610">
            <text:p>35610</text:p>
          </table:table-cell>
          <table:table-cell office:value-type="float" office:value="40782">
            <text:p>40782</text:p>
          </table:table-cell>
          <table:table-cell office:value-type="float" office:value="45094">
            <text:p>45094</text:p>
          </table:table-cell>
          <table:table-cell office:value-type="float" office:value="50266">
            <text:p>50266</text:p>
          </table:table-cell>
          <table:table-cell office:value-type="float" office:value="55422">
            <text:p>55422</text:p>
          </table:table-cell>
          <table:table-cell office:value-type="float" office:value="60594">
            <text:p>60594</text:p>
          </table:table-cell>
          <table:table-cell office:value-type="float" office:value="65828">
            <text:p>65828</text:p>
          </table:table-cell>
          <table:table-cell office:value-type="float" office:value="70188">
            <text:p>70188</text:p>
          </table:table-cell>
          <table:table-cell office:value-type="float" office:value="75422">
            <text:p>75422</text:p>
          </table:table-cell>
          <table:table-cell office:value-type="float" office:value="80641">
            <text:p>80641</text:p>
          </table:table-cell>
          <table:table-cell office:value-type="float" office:value="85000">
            <text:p>85000</text:p>
          </table:table-cell>
          <table:table-cell office:value-type="float" office:value="90235">
            <text:p>90235</text:p>
          </table:table-cell>
          <table:table-cell office:value-type="float" office:value="95469">
            <text:p>95469</text:p>
          </table:table-cell>
          <table:table-cell office:value-type="float" office:value="100688">
            <text:p>100688</text:p>
          </table:table-cell>
          <table:table-cell office:value-type="float" office:value="105016">
            <text:p>105016</text:p>
          </table:table-cell>
          <table:table-cell office:value-type="float" office:value="110203">
            <text:p>110203</text:p>
          </table:table-cell>
          <table:table-cell office:value-type="float" office:value="115391">
            <text:p>115391</text:p>
          </table:table-cell>
          <table:table-cell office:value-type="float" office:value="120641">
            <text:p>120641</text:p>
          </table:table-cell>
          <table:table-cell office:value-type="float" office:value="125016">
            <text:p>125016</text:p>
          </table:table-cell>
          <table:table-cell office:value-type="float" office:value="130250">
            <text:p>130250</text:p>
          </table:table-cell>
          <table:table-cell office:value-type="float" office:value="135453">
            <text:p>135453</text:p>
          </table:table-cell>
          <table:table-cell office:value-type="float" office:value="140657">
            <text:p>140657</text:p>
          </table:table-cell>
          <table:table-cell office:value-type="float" office:value="145844">
            <text:p>145844</text:p>
          </table:table-cell>
          <table:table-cell office:value-type="float" office:value="150172">
            <text:p>150172</text:p>
          </table:table-cell>
          <table:table-cell office:value-type="float" office:value="155360">
            <text:p>155360</text:p>
          </table:table-cell>
          <table:table-cell office:value-type="float" office:value="160547">
            <text:p>160547</text:p>
          </table:table-cell>
          <table:table-cell office:value-type="float" office:value="165719">
            <text:p>165719</text:p>
          </table:table-cell>
          <table:table-cell office:value-type="float" office:value="170047">
            <text:p>170047</text:p>
          </table:table-cell>
          <table:table-cell office:value-type="float" office:value="175250">
            <text:p>175250</text:p>
          </table:table-cell>
          <table:table-cell office:value-type="float" office:value="180438">
            <text:p>180438</text:p>
          </table:table-cell>
          <table:table-cell office:value-type="float" office:value="185641">
            <text:p>185641</text:p>
          </table:table-cell>
          <table:table-cell office:value-type="float" office:value="190828">
            <text:p>190828</text:p>
          </table:table-cell>
          <table:table-cell office:value-type="float" office:value="195141">
            <text:p>195141</text:p>
          </table:table-cell>
          <table:table-cell office:value-type="float" office:value="200313">
            <text:p>200313</text:p>
          </table:table-cell>
          <table:table-cell office:value-type="float" office:value="205485">
            <text:p>205485</text:p>
          </table:table-cell>
          <table:table-cell office:value-type="float" office:value="210703">
            <text:p>210703</text:p>
          </table:table-cell>
          <table:table-cell office:value-type="float" office:value="215032">
            <text:p>215032</text:p>
          </table:table-cell>
          <table:table-cell office:value-type="float" office:value="220235">
            <text:p>220235</text:p>
          </table:table-cell>
          <table:table-cell office:value-type="float" office:value="225500">
            <text:p>225500</text:p>
          </table:table-cell>
          <table:table-cell office:value-type="float" office:value="230703">
            <text:p>230703</text:p>
          </table:table-cell>
          <table:table-cell office:value-type="float" office:value="235063">
            <text:p>235063</text:p>
          </table:table-cell>
          <table:table-cell office:value-type="float" office:value="240266">
            <text:p>240266</text:p>
          </table:table-cell>
          <table:table-cell office:value-type="float" office:value="245532">
            <text:p>245532</text:p>
          </table:table-cell>
          <table:table-cell office:value-type="float" office:value="250703">
            <text:p>250703</text:p>
          </table:table-cell>
          <table:table-cell office:value-type="float" office:value="255047">
            <text:p>255047</text:p>
          </table:table-cell>
          <table:table-cell office:value-type="float" office:value="260438">
            <text:p>260438</text:p>
          </table:table-cell>
          <table:table-cell office:value-type="float" office:value="265828">
            <text:p>265828</text:p>
          </table:table-cell>
          <table:table-cell office:value-type="float" office:value="270328">
            <text:p>270328</text:p>
          </table:table-cell>
          <table:table-cell office:value-type="float" office:value="275875">
            <text:p>275875</text:p>
          </table:table-cell>
          <table:table-cell office:value-type="float" office:value="280547">
            <text:p>280547</text:p>
          </table:table-cell>
          <table:table-cell office:value-type="float" office:value="285219">
            <text:p>285219</text:p>
          </table:table-cell>
          <table:table-cell office:value-type="float" office:value="290047">
            <text:p>290047</text:p>
          </table:table-cell>
          <table:table-cell office:value-type="float" office:value="295078">
            <text:p>295078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89282.022933352">
            <text:p>189282,02</text:p>
          </table:table-cell>
          <table:table-cell table:number-columns-repeated="3" office:value-type="float" office:value="188679.776923147">
            <text:p>188679,78</text:p>
          </table:table-cell>
          <table:table-cell table:number-columns-repeated="3" office:value-type="float" office:value="187225.945220761">
            <text:p>187225,95</text:p>
          </table:table-cell>
          <table:table-cell table:number-columns-repeated="52" office:value-type="float" office:value="182561.219036961">
            <text:p>182561,22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4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766">
            <text:p>5766</text:p>
          </table:table-cell>
          <table:table-cell office:value-type="float" office:value="10547">
            <text:p>10547</text:p>
          </table:table-cell>
          <table:table-cell office:value-type="float" office:value="15313">
            <text:p>15313</text:p>
          </table:table-cell>
          <table:table-cell office:value-type="float" office:value="20079">
            <text:p>20079</text:p>
          </table:table-cell>
          <table:table-cell office:value-type="float" office:value="25860">
            <text:p>25860</text:p>
          </table:table-cell>
          <table:table-cell office:value-type="float" office:value="30610">
            <text:p>30610</text:p>
          </table:table-cell>
          <table:table-cell office:value-type="float" office:value="35360">
            <text:p>35360</text:p>
          </table:table-cell>
          <table:table-cell office:value-type="float" office:value="40172">
            <text:p>40172</text:p>
          </table:table-cell>
          <table:table-cell office:value-type="float" office:value="45860">
            <text:p>45860</text:p>
          </table:table-cell>
          <table:table-cell office:value-type="float" office:value="50610">
            <text:p>50610</text:p>
          </table:table-cell>
          <table:table-cell office:value-type="float" office:value="55422">
            <text:p>55422</text:p>
          </table:table-cell>
          <table:table-cell office:value-type="float" office:value="60172">
            <text:p>60172</text:p>
          </table:table-cell>
          <table:table-cell office:value-type="float" office:value="65922">
            <text:p>65922</text:p>
          </table:table-cell>
          <table:table-cell office:value-type="float" office:value="70672">
            <text:p>70672</text:p>
          </table:table-cell>
          <table:table-cell office:value-type="float" office:value="75407">
            <text:p>75407</text:p>
          </table:table-cell>
          <table:table-cell office:value-type="float" office:value="80157">
            <text:p>80157</text:p>
          </table:table-cell>
          <table:table-cell office:value-type="float" office:value="85907">
            <text:p>85907</text:p>
          </table:table-cell>
          <table:table-cell office:value-type="float" office:value="90610">
            <text:p>90610</text:p>
          </table:table-cell>
          <table:table-cell office:value-type="float" office:value="95407">
            <text:p>95407</text:p>
          </table:table-cell>
          <table:table-cell office:value-type="float" office:value="100204">
            <text:p>100204</text:p>
          </table:table-cell>
          <table:table-cell office:value-type="float" office:value="105922">
            <text:p>105922</text:p>
          </table:table-cell>
          <table:table-cell office:value-type="float" office:value="110704">
            <text:p>110704</text:p>
          </table:table-cell>
          <table:table-cell office:value-type="float" office:value="115454">
            <text:p>115454</text:p>
          </table:table-cell>
          <table:table-cell office:value-type="float" office:value="120219">
            <text:p>120219</text:p>
          </table:table-cell>
          <table:table-cell office:value-type="float" office:value="125000">
            <text:p>125000</text:p>
          </table:table-cell>
          <table:table-cell office:value-type="float" office:value="130719">
            <text:p>130719</text:p>
          </table:table-cell>
          <table:table-cell office:value-type="float" office:value="135469">
            <text:p>135469</text:p>
          </table:table-cell>
          <table:table-cell office:value-type="float" office:value="140250">
            <text:p>140250</text:p>
          </table:table-cell>
          <table:table-cell office:value-type="float" office:value="145063">
            <text:p>145063</text:p>
          </table:table-cell>
          <table:table-cell office:value-type="float" office:value="150766">
            <text:p>150766</text:p>
          </table:table-cell>
          <table:table-cell office:value-type="float" office:value="155579">
            <text:p>155579</text:p>
          </table:table-cell>
          <table:table-cell office:value-type="float" office:value="160407">
            <text:p>160407</text:p>
          </table:table-cell>
          <table:table-cell office:value-type="float" office:value="165141">
            <text:p>165141</text:p>
          </table:table-cell>
          <table:table-cell office:value-type="float" office:value="170860">
            <text:p>170860</text:p>
          </table:table-cell>
          <table:table-cell office:value-type="float" office:value="175657">
            <text:p>175657</text:p>
          </table:table-cell>
          <table:table-cell office:value-type="float" office:value="180391">
            <text:p>180391</text:p>
          </table:table-cell>
          <table:table-cell office:value-type="float" office:value="185125">
            <text:p>185125</text:p>
          </table:table-cell>
          <table:table-cell office:value-type="float" office:value="190782">
            <text:p>190782</text:p>
          </table:table-cell>
          <table:table-cell office:value-type="float" office:value="195532">
            <text:p>195532</text:p>
          </table:table-cell>
          <table:table-cell office:value-type="float" office:value="200250">
            <text:p>200250</text:p>
          </table:table-cell>
          <table:table-cell office:value-type="float" office:value="205000">
            <text:p>205000</text:p>
          </table:table-cell>
          <table:table-cell office:value-type="float" office:value="210735">
            <text:p>210735</text:p>
          </table:table-cell>
          <table:table-cell office:value-type="float" office:value="215469">
            <text:p>215469</text:p>
          </table:table-cell>
          <table:table-cell office:value-type="float" office:value="220204">
            <text:p>220204</text:p>
          </table:table-cell>
          <table:table-cell office:value-type="float" office:value="225907">
            <text:p>225907</text:p>
          </table:table-cell>
          <table:table-cell office:value-type="float" office:value="230657">
            <text:p>230657</text:p>
          </table:table-cell>
          <table:table-cell office:value-type="float" office:value="235407">
            <text:p>235407</text:p>
          </table:table-cell>
          <table:table-cell office:value-type="float" office:value="240094">
            <text:p>240094</text:p>
          </table:table-cell>
          <table:table-cell office:value-type="float" office:value="245735">
            <text:p>245735</text:p>
          </table:table-cell>
          <table:table-cell office:value-type="float" office:value="250485">
            <text:p>250485</text:p>
          </table:table-cell>
          <table:table-cell office:value-type="float" office:value="255204">
            <text:p>255204</text:p>
          </table:table-cell>
          <table:table-cell office:value-type="float" office:value="260891">
            <text:p>260891</text:p>
          </table:table-cell>
          <table:table-cell office:value-type="float" office:value="265563">
            <text:p>265563</text:p>
          </table:table-cell>
          <table:table-cell office:value-type="float" office:value="270282">
            <text:p>270282</text:p>
          </table:table-cell>
          <table:table-cell office:value-type="float" office:value="275000">
            <text:p>275000</text:p>
          </table:table-cell>
          <table:table-cell office:value-type="float" office:value="280641">
            <text:p>280641</text:p>
          </table:table-cell>
          <table:table-cell office:value-type="float" office:value="285344">
            <text:p>285344</text:p>
          </table:table-cell>
          <table:table-cell office:value-type="float" office:value="290079">
            <text:p>290079</text:p>
          </table:table-cell>
          <table:table-cell office:value-type="float" office:value="295750">
            <text:p>29575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11" office:value-type="float" office:value="188815.342364418">
            <text:p>188815,34</text:p>
          </table:table-cell>
          <table:table-cell table:number-columns-repeated="7" office:value-type="float" office:value="188534.02305557">
            <text:p>188534,02</text:p>
          </table:table-cell>
          <table:table-cell table:number-columns-repeated="6" office:value-type="float" office:value="187606.826989156">
            <text:p>187606,83</text:p>
          </table:table-cell>
          <table:table-cell table:number-columns-repeated="35" office:value-type="float" office:value="186452.515214909">
            <text:p>186452,52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5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703">
            <text:p>5703</text:p>
          </table:table-cell>
          <table:table-cell office:value-type="float" office:value="10438">
            <text:p>10438</text:p>
          </table:table-cell>
          <table:table-cell office:value-type="float" office:value="15219">
            <text:p>15219</text:p>
          </table:table-cell>
          <table:table-cell office:value-type="float" office:value="20860">
            <text:p>20860</text:p>
          </table:table-cell>
          <table:table-cell office:value-type="float" office:value="25641">
            <text:p>25641</text:p>
          </table:table-cell>
          <table:table-cell office:value-type="float" office:value="30422">
            <text:p>30422</text:p>
          </table:table-cell>
          <table:table-cell office:value-type="float" office:value="35156">
            <text:p>35156</text:p>
          </table:table-cell>
          <table:table-cell office:value-type="float" office:value="40750">
            <text:p>40750</text:p>
          </table:table-cell>
          <table:table-cell office:value-type="float" office:value="45485">
            <text:p>45485</text:p>
          </table:table-cell>
          <table:table-cell office:value-type="float" office:value="50219">
            <text:p>50219</text:p>
          </table:table-cell>
          <table:table-cell office:value-type="float" office:value="55031">
            <text:p>55031</text:p>
          </table:table-cell>
          <table:table-cell office:value-type="float" office:value="60719">
            <text:p>60719</text:p>
          </table:table-cell>
          <table:table-cell office:value-type="float" office:value="65516">
            <text:p>65516</text:p>
          </table:table-cell>
          <table:table-cell office:value-type="float" office:value="70156">
            <text:p>70156</text:p>
          </table:table-cell>
          <table:table-cell office:value-type="float" office:value="75422">
            <text:p>75422</text:p>
          </table:table-cell>
          <table:table-cell office:value-type="float" office:value="80625">
            <text:p>80625</text:p>
          </table:table-cell>
          <table:table-cell office:value-type="float" office:value="85016">
            <text:p>85016</text:p>
          </table:table-cell>
          <table:table-cell office:value-type="float" office:value="90313">
            <text:p>90313</text:p>
          </table:table-cell>
          <table:table-cell office:value-type="float" office:value="95578">
            <text:p>95578</text:p>
          </table:table-cell>
          <table:table-cell office:value-type="float" office:value="100860">
            <text:p>100860</text:p>
          </table:table-cell>
          <table:table-cell office:value-type="float" office:value="105266">
            <text:p>105266</text:p>
          </table:table-cell>
          <table:table-cell office:value-type="float" office:value="110469">
            <text:p>110469</text:p>
          </table:table-cell>
          <table:table-cell office:value-type="float" office:value="115844">
            <text:p>115844</text:p>
          </table:table-cell>
          <table:table-cell office:value-type="float" office:value="120297">
            <text:p>120297</text:p>
          </table:table-cell>
          <table:table-cell office:value-type="float" office:value="125500">
            <text:p>125500</text:p>
          </table:table-cell>
          <table:table-cell office:value-type="float" office:value="130719">
            <text:p>130719</text:p>
          </table:table-cell>
          <table:table-cell office:value-type="float" office:value="135094">
            <text:p>135094</text:p>
          </table:table-cell>
          <table:table-cell office:value-type="float" office:value="140313">
            <text:p>140313</text:p>
          </table:table-cell>
          <table:table-cell office:value-type="float" office:value="145625">
            <text:p>145625</text:p>
          </table:table-cell>
          <table:table-cell office:value-type="float" office:value="150031">
            <text:p>150031</text:p>
          </table:table-cell>
          <table:table-cell office:value-type="float" office:value="155203">
            <text:p>155203</text:p>
          </table:table-cell>
          <table:table-cell office:value-type="float" office:value="160406">
            <text:p>160406</text:p>
          </table:table-cell>
          <table:table-cell office:value-type="float" office:value="165610">
            <text:p>165610</text:p>
          </table:table-cell>
          <table:table-cell office:value-type="float" office:value="170828">
            <text:p>170828</text:p>
          </table:table-cell>
          <table:table-cell office:value-type="float" office:value="175125">
            <text:p>175125</text:p>
          </table:table-cell>
          <table:table-cell office:value-type="float" office:value="180344">
            <text:p>180344</text:p>
          </table:table-cell>
          <table:table-cell office:value-type="float" office:value="185563">
            <text:p>185563</text:p>
          </table:table-cell>
          <table:table-cell office:value-type="float" office:value="190766">
            <text:p>190766</text:p>
          </table:table-cell>
          <table:table-cell office:value-type="float" office:value="195094">
            <text:p>195094</text:p>
          </table:table-cell>
          <table:table-cell office:value-type="float" office:value="200266">
            <text:p>200266</text:p>
          </table:table-cell>
          <table:table-cell office:value-type="float" office:value="205438">
            <text:p>205438</text:p>
          </table:table-cell>
          <table:table-cell office:value-type="float" office:value="210656">
            <text:p>210656</text:p>
          </table:table-cell>
          <table:table-cell office:value-type="float" office:value="215860">
            <text:p>215860</text:p>
          </table:table-cell>
          <table:table-cell office:value-type="float" office:value="220281">
            <text:p>220281</text:p>
          </table:table-cell>
          <table:table-cell office:value-type="float" office:value="225438">
            <text:p>225438</text:p>
          </table:table-cell>
          <table:table-cell office:value-type="float" office:value="230625">
            <text:p>230625</text:p>
          </table:table-cell>
          <table:table-cell office:value-type="float" office:value="235719">
            <text:p>235719</text:p>
          </table:table-cell>
          <table:table-cell office:value-type="float" office:value="240047">
            <text:p>240047</text:p>
          </table:table-cell>
          <table:table-cell office:value-type="float" office:value="245188">
            <text:p>245188</text:p>
          </table:table-cell>
          <table:table-cell office:value-type="float" office:value="250360">
            <text:p>250360</text:p>
          </table:table-cell>
          <table:table-cell office:value-type="float" office:value="255469">
            <text:p>255469</text:p>
          </table:table-cell>
          <table:table-cell office:value-type="float" office:value="260641">
            <text:p>260641</text:p>
          </table:table-cell>
          <table:table-cell office:value-type="float" office:value="265750">
            <text:p>265750</text:p>
          </table:table-cell>
          <table:table-cell office:value-type="float" office:value="270094">
            <text:p>270094</text:p>
          </table:table-cell>
          <table:table-cell office:value-type="float" office:value="275266">
            <text:p>275266</text:p>
          </table:table-cell>
          <table:table-cell office:value-type="float" office:value="280438">
            <text:p>280438</text:p>
          </table:table-cell>
          <table:table-cell office:value-type="float" office:value="285625">
            <text:p>285625</text:p>
          </table:table-cell>
          <table:table-cell office:value-type="float" office:value="290813">
            <text:p>290813</text:p>
          </table:table-cell>
          <table:table-cell office:value-type="float" office:value="295125">
            <text:p>295125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89699.792036644">
            <text:p>189699,79</text:p>
          </table:table-cell>
          <table:table-cell table:number-columns-repeated="5" office:value-type="float" office:value="189362.714692678">
            <text:p>189362,71</text:p>
          </table:table-cell>
          <table:table-cell table:number-columns-repeated="4" office:value-type="float" office:value="188237.343252991">
            <text:p>188237,34</text:p>
          </table:table-cell>
          <table:table-cell table:number-columns-repeated="32" office:value-type="float" office:value="187289.805420259">
            <text:p>187289,81</text:p>
          </table:table-cell>
          <table:table-cell table:number-columns-repeated="16" office:value-type="float" office:value="185961.654172049">
            <text:p>185961,65</text:p>
          </table:table-cell>
          <table:table-cell office:value-type="float" office:value="184496.943982667">
            <text:p>184496,94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6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500">
            <text:p>5500</text:p>
          </table:table-cell>
          <table:table-cell office:value-type="float" office:value="10047">
            <text:p>10047</text:p>
          </table:table-cell>
          <table:table-cell office:value-type="float" office:value="15484">
            <text:p>15484</text:p>
          </table:table-cell>
          <table:table-cell office:value-type="float" office:value="20031">
            <text:p>20031</text:p>
          </table:table-cell>
          <table:table-cell office:value-type="float" office:value="25469">
            <text:p>25469</text:p>
          </table:table-cell>
          <table:table-cell office:value-type="float" office:value="30031">
            <text:p>30031</text:p>
          </table:table-cell>
          <table:table-cell office:value-type="float" office:value="35500">
            <text:p>35500</text:p>
          </table:table-cell>
          <table:table-cell office:value-type="float" office:value="40047">
            <text:p>40047</text:p>
          </table:table-cell>
          <table:table-cell office:value-type="float" office:value="45500">
            <text:p>45500</text:p>
          </table:table-cell>
          <table:table-cell office:value-type="float" office:value="50062">
            <text:p>50062</text:p>
          </table:table-cell>
          <table:table-cell office:value-type="float" office:value="55515">
            <text:p>55515</text:p>
          </table:table-cell>
          <table:table-cell office:value-type="float" office:value="60062">
            <text:p>60062</text:p>
          </table:table-cell>
          <table:table-cell office:value-type="float" office:value="65531">
            <text:p>65531</text:p>
          </table:table-cell>
          <table:table-cell office:value-type="float" office:value="70047">
            <text:p>70047</text:p>
          </table:table-cell>
          <table:table-cell office:value-type="float" office:value="75515">
            <text:p>75515</text:p>
          </table:table-cell>
          <table:table-cell office:value-type="float" office:value="80031">
            <text:p>80031</text:p>
          </table:table-cell>
          <table:table-cell office:value-type="float" office:value="85469">
            <text:p>85469</text:p>
          </table:table-cell>
          <table:table-cell office:value-type="float" office:value="90031">
            <text:p>90031</text:p>
          </table:table-cell>
          <table:table-cell office:value-type="float" office:value="95484">
            <text:p>95484</text:p>
          </table:table-cell>
          <table:table-cell office:value-type="float" office:value="100047">
            <text:p>100047</text:p>
          </table:table-cell>
          <table:table-cell office:value-type="float" office:value="105515">
            <text:p>105515</text:p>
          </table:table-cell>
          <table:table-cell office:value-type="float" office:value="110078">
            <text:p>110078</text:p>
          </table:table-cell>
          <table:table-cell office:value-type="float" office:value="115547">
            <text:p>115547</text:p>
          </table:table-cell>
          <table:table-cell office:value-type="float" office:value="120140">
            <text:p>120140</text:p>
          </table:table-cell>
          <table:table-cell office:value-type="float" office:value="125609">
            <text:p>125609</text:p>
          </table:table-cell>
          <table:table-cell office:value-type="float" office:value="130172">
            <text:p>130172</text:p>
          </table:table-cell>
          <table:table-cell office:value-type="float" office:value="135656">
            <text:p>135656</text:p>
          </table:table-cell>
          <table:table-cell office:value-type="float" office:value="140172">
            <text:p>140172</text:p>
          </table:table-cell>
          <table:table-cell office:value-type="float" office:value="145672">
            <text:p>145672</text:p>
          </table:table-cell>
          <table:table-cell office:value-type="float" office:value="150265">
            <text:p>150265</text:p>
          </table:table-cell>
          <table:table-cell office:value-type="float" office:value="155687">
            <text:p>155687</text:p>
          </table:table-cell>
          <table:table-cell office:value-type="float" office:value="160234">
            <text:p>160234</text:p>
          </table:table-cell>
          <table:table-cell office:value-type="float" office:value="165672">
            <text:p>165672</text:p>
          </table:table-cell>
          <table:table-cell office:value-type="float" office:value="170219">
            <text:p>170219</text:p>
          </table:table-cell>
          <table:table-cell office:value-type="float" office:value="175687">
            <text:p>175687</text:p>
          </table:table-cell>
          <table:table-cell office:value-type="float" office:value="180234">
            <text:p>180234</text:p>
          </table:table-cell>
          <table:table-cell office:value-type="float" office:value="185672">
            <text:p>185672</text:p>
          </table:table-cell>
          <table:table-cell office:value-type="float" office:value="190219">
            <text:p>190219</text:p>
          </table:table-cell>
          <table:table-cell office:value-type="float" office:value="195750">
            <text:p>195750</text:p>
          </table:table-cell>
          <table:table-cell office:value-type="float" office:value="200344">
            <text:p>200344</text:p>
          </table:table-cell>
          <table:table-cell office:value-type="float" office:value="205890">
            <text:p>205890</text:p>
          </table:table-cell>
          <table:table-cell office:value-type="float" office:value="210515">
            <text:p>210515</text:p>
          </table:table-cell>
          <table:table-cell office:value-type="float" office:value="215156">
            <text:p>215156</text:p>
          </table:table-cell>
          <table:table-cell office:value-type="float" office:value="220734">
            <text:p>220734</text:p>
          </table:table-cell>
          <table:table-cell office:value-type="float" office:value="225375">
            <text:p>225375</text:p>
          </table:table-cell>
          <table:table-cell office:value-type="float" office:value="230000">
            <text:p>230000</text:p>
          </table:table-cell>
          <table:table-cell office:value-type="float" office:value="235469">
            <text:p>235469</text:p>
          </table:table-cell>
          <table:table-cell office:value-type="float" office:value="240031">
            <text:p>240031</text:p>
          </table:table-cell>
          <table:table-cell office:value-type="float" office:value="245500">
            <text:p>245500</text:p>
          </table:table-cell>
          <table:table-cell office:value-type="float" office:value="250047">
            <text:p>250047</text:p>
          </table:table-cell>
          <table:table-cell office:value-type="float" office:value="255500">
            <text:p>255500</text:p>
          </table:table-cell>
          <table:table-cell office:value-type="float" office:value="260047">
            <text:p>260047</text:p>
          </table:table-cell>
          <table:table-cell office:value-type="float" office:value="265515">
            <text:p>265515</text:p>
          </table:table-cell>
          <table:table-cell office:value-type="float" office:value="270047">
            <text:p>270047</text:p>
          </table:table-cell>
          <table:table-cell office:value-type="float" office:value="275500">
            <text:p>275500</text:p>
          </table:table-cell>
          <table:table-cell office:value-type="float" office:value="280015">
            <text:p>280015</text:p>
          </table:table-cell>
          <table:table-cell office:value-type="float" office:value="285469">
            <text:p>285469</text:p>
          </table:table-cell>
          <table:table-cell office:value-type="float" office:value="290875">
            <text:p>290875</text:p>
          </table:table-cell>
          <table:table-cell office:value-type="float" office:value="295406">
            <text:p>295406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59" office:value-type="float" office:value="183329.110674037">
            <text:p>183329,1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7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234">
            <text:p>5234</text:p>
          </table:table-cell>
          <table:table-cell office:value-type="float" office:value="10422">
            <text:p>10422</text:p>
          </table:table-cell>
          <table:table-cell office:value-type="float" office:value="15609">
            <text:p>15609</text:p>
          </table:table-cell>
          <table:table-cell office:value-type="float" office:value="20765">
            <text:p>20765</text:p>
          </table:table-cell>
          <table:table-cell office:value-type="float" office:value="25093">
            <text:p>25093</text:p>
          </table:table-cell>
          <table:table-cell office:value-type="float" office:value="30265">
            <text:p>30265</text:p>
          </table:table-cell>
          <table:table-cell office:value-type="float" office:value="35484">
            <text:p>35484</text:p>
          </table:table-cell>
          <table:table-cell office:value-type="float" office:value="40640">
            <text:p>40640</text:p>
          </table:table-cell>
          <table:table-cell office:value-type="float" office:value="45797">
            <text:p>45797</text:p>
          </table:table-cell>
          <table:table-cell office:value-type="float" office:value="50109">
            <text:p>50109</text:p>
          </table:table-cell>
          <table:table-cell office:value-type="float" office:value="55250">
            <text:p>55250</text:p>
          </table:table-cell>
          <table:table-cell office:value-type="float" office:value="60390">
            <text:p>60390</text:p>
          </table:table-cell>
          <table:table-cell office:value-type="float" office:value="65578">
            <text:p>65578</text:p>
          </table:table-cell>
          <table:table-cell office:value-type="float" office:value="70750">
            <text:p>70750</text:p>
          </table:table-cell>
          <table:table-cell office:value-type="float" office:value="75031">
            <text:p>75031</text:p>
          </table:table-cell>
          <table:table-cell office:value-type="float" office:value="80187">
            <text:p>80187</text:p>
          </table:table-cell>
          <table:table-cell office:value-type="float" office:value="85343">
            <text:p>85343</text:p>
          </table:table-cell>
          <table:table-cell office:value-type="float" office:value="90484">
            <text:p>90484</text:p>
          </table:table-cell>
          <table:table-cell office:value-type="float" office:value="95625">
            <text:p>95625</text:p>
          </table:table-cell>
          <table:table-cell office:value-type="float" office:value="100781">
            <text:p>100781</text:p>
          </table:table-cell>
          <table:table-cell office:value-type="float" office:value="105109">
            <text:p>105109</text:p>
          </table:table-cell>
          <table:table-cell office:value-type="float" office:value="110281">
            <text:p>110281</text:p>
          </table:table-cell>
          <table:table-cell office:value-type="float" office:value="115453">
            <text:p>115453</text:p>
          </table:table-cell>
          <table:table-cell office:value-type="float" office:value="120625">
            <text:p>120625</text:p>
          </table:table-cell>
          <table:table-cell office:value-type="float" office:value="125828">
            <text:p>125828</text:p>
          </table:table-cell>
          <table:table-cell office:value-type="float" office:value="130140">
            <text:p>130140</text:p>
          </table:table-cell>
          <table:table-cell office:value-type="float" office:value="135312">
            <text:p>135312</text:p>
          </table:table-cell>
          <table:table-cell office:value-type="float" office:value="140468">
            <text:p>140468</text:p>
          </table:table-cell>
          <table:table-cell office:value-type="float" office:value="145593">
            <text:p>145593</text:p>
          </table:table-cell>
          <table:table-cell office:value-type="float" office:value="150750">
            <text:p>150750</text:p>
          </table:table-cell>
          <table:table-cell office:value-type="float" office:value="155047">
            <text:p>155047</text:p>
          </table:table-cell>
          <table:table-cell office:value-type="float" office:value="160187">
            <text:p>160187</text:p>
          </table:table-cell>
          <table:table-cell office:value-type="float" office:value="165406">
            <text:p>165406</text:p>
          </table:table-cell>
          <table:table-cell office:value-type="float" office:value="170656">
            <text:p>170656</text:p>
          </table:table-cell>
          <table:table-cell office:value-type="float" office:value="175859">
            <text:p>175859</text:p>
          </table:table-cell>
          <table:table-cell office:value-type="float" office:value="180172">
            <text:p>180172</text:p>
          </table:table-cell>
          <table:table-cell office:value-type="float" office:value="185390">
            <text:p>185390</text:p>
          </table:table-cell>
          <table:table-cell office:value-type="float" office:value="190765">
            <text:p>190765</text:p>
          </table:table-cell>
          <table:table-cell office:value-type="float" office:value="195265">
            <text:p>195265</text:p>
          </table:table-cell>
          <table:table-cell office:value-type="float" office:value="200468">
            <text:p>200468</text:p>
          </table:table-cell>
          <table:table-cell office:value-type="float" office:value="205609">
            <text:p>205609</text:p>
          </table:table-cell>
          <table:table-cell office:value-type="float" office:value="210750">
            <text:p>210750</text:p>
          </table:table-cell>
          <table:table-cell office:value-type="float" office:value="215078">
            <text:p>215078</text:p>
          </table:table-cell>
          <table:table-cell office:value-type="float" office:value="220218">
            <text:p>220218</text:p>
          </table:table-cell>
          <table:table-cell office:value-type="float" office:value="225375">
            <text:p>225375</text:p>
          </table:table-cell>
          <table:table-cell office:value-type="float" office:value="230500">
            <text:p>230500</text:p>
          </table:table-cell>
          <table:table-cell office:value-type="float" office:value="235672">
            <text:p>235672</text:p>
          </table:table-cell>
          <table:table-cell office:value-type="float" office:value="240812">
            <text:p>240812</text:p>
          </table:table-cell>
          <table:table-cell office:value-type="float" office:value="245109">
            <text:p>245109</text:p>
          </table:table-cell>
          <table:table-cell office:value-type="float" office:value="250281">
            <text:p>250281</text:p>
          </table:table-cell>
          <table:table-cell office:value-type="float" office:value="255453">
            <text:p>255453</text:p>
          </table:table-cell>
          <table:table-cell office:value-type="float" office:value="260625">
            <text:p>260625</text:p>
          </table:table-cell>
          <table:table-cell office:value-type="float" office:value="265750">
            <text:p>265750</text:p>
          </table:table-cell>
          <table:table-cell office:value-type="float" office:value="270047">
            <text:p>270047</text:p>
          </table:table-cell>
          <table:table-cell office:value-type="float" office:value="275187">
            <text:p>275187</text:p>
          </table:table-cell>
          <table:table-cell office:value-type="float" office:value="280328">
            <text:p>280328</text:p>
          </table:table-cell>
          <table:table-cell office:value-type="float" office:value="285468">
            <text:p>285468</text:p>
          </table:table-cell>
          <table:table-cell office:value-type="float" office:value="290640">
            <text:p>290640</text:p>
          </table:table-cell>
          <table:table-cell office:value-type="float" office:value="295750">
            <text:p>29575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87172.882614304">
            <text:p>187172,88</text:p>
          </table:table-cell>
          <table:table-cell table:number-columns-repeated="9" office:value-type="float" office:value="185436.793513517">
            <text:p>185436,79</text:p>
          </table:table-cell>
          <table:table-cell table:number-columns-repeated="49" office:value-type="float" office:value="184817.089911476">
            <text:p>184817,09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8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172">
            <text:p>5172</text:p>
          </table:table-cell>
          <table:table-cell office:value-type="float" office:value="10344">
            <text:p>10344</text:p>
          </table:table-cell>
          <table:table-cell office:value-type="float" office:value="15453">
            <text:p>15453</text:p>
          </table:table-cell>
          <table:table-cell office:value-type="float" office:value="20562">
            <text:p>20562</text:p>
          </table:table-cell>
          <table:table-cell office:value-type="float" office:value="25719">
            <text:p>25719</text:p>
          </table:table-cell>
          <table:table-cell office:value-type="float" office:value="30828">
            <text:p>30828</text:p>
          </table:table-cell>
          <table:table-cell office:value-type="float" office:value="35125">
            <text:p>35125</text:p>
          </table:table-cell>
          <table:table-cell office:value-type="float" office:value="40266">
            <text:p>40266</text:p>
          </table:table-cell>
          <table:table-cell office:value-type="float" office:value="45422">
            <text:p>45422</text:p>
          </table:table-cell>
          <table:table-cell office:value-type="float" office:value="50562">
            <text:p>50562</text:p>
          </table:table-cell>
          <table:table-cell office:value-type="float" office:value="55734">
            <text:p>55734</text:p>
          </table:table-cell>
          <table:table-cell office:value-type="float" office:value="60016">
            <text:p>60016</text:p>
          </table:table-cell>
          <table:table-cell office:value-type="float" office:value="65187">
            <text:p>65187</text:p>
          </table:table-cell>
          <table:table-cell office:value-type="float" office:value="70297">
            <text:p>70297</text:p>
          </table:table-cell>
          <table:table-cell office:value-type="float" office:value="75437">
            <text:p>75437</text:p>
          </table:table-cell>
          <table:table-cell office:value-type="float" office:value="80547">
            <text:p>80547</text:p>
          </table:table-cell>
          <table:table-cell office:value-type="float" office:value="85719">
            <text:p>85719</text:p>
          </table:table-cell>
          <table:table-cell office:value-type="float" office:value="90047">
            <text:p>90047</text:p>
          </table:table-cell>
          <table:table-cell office:value-type="float" office:value="95250">
            <text:p>95250</text:p>
          </table:table-cell>
          <table:table-cell office:value-type="float" office:value="100453">
            <text:p>100453</text:p>
          </table:table-cell>
          <table:table-cell office:value-type="float" office:value="105641">
            <text:p>105641</text:p>
          </table:table-cell>
          <table:table-cell office:value-type="float" office:value="110797">
            <text:p>110797</text:p>
          </table:table-cell>
          <table:table-cell office:value-type="float" office:value="115109">
            <text:p>115109</text:p>
          </table:table-cell>
          <table:table-cell office:value-type="float" office:value="120281">
            <text:p>120281</text:p>
          </table:table-cell>
          <table:table-cell office:value-type="float" office:value="125453">
            <text:p>125453</text:p>
          </table:table-cell>
          <table:table-cell office:value-type="float" office:value="130625">
            <text:p>130625</text:p>
          </table:table-cell>
          <table:table-cell office:value-type="float" office:value="135781">
            <text:p>135781</text:p>
          </table:table-cell>
          <table:table-cell office:value-type="float" office:value="140094">
            <text:p>140094</text:p>
          </table:table-cell>
          <table:table-cell office:value-type="float" office:value="145266">
            <text:p>145266</text:p>
          </table:table-cell>
          <table:table-cell office:value-type="float" office:value="150453">
            <text:p>150453</text:p>
          </table:table-cell>
          <table:table-cell office:value-type="float" office:value="155625">
            <text:p>155625</text:p>
          </table:table-cell>
          <table:table-cell office:value-type="float" office:value="160781">
            <text:p>160781</text:p>
          </table:table-cell>
          <table:table-cell office:value-type="float" office:value="165094">
            <text:p>165094</text:p>
          </table:table-cell>
          <table:table-cell office:value-type="float" office:value="170219">
            <text:p>170219</text:p>
          </table:table-cell>
          <table:table-cell office:value-type="float" office:value="175391">
            <text:p>175391</text:p>
          </table:table-cell>
          <table:table-cell office:value-type="float" office:value="180562">
            <text:p>180562</text:p>
          </table:table-cell>
          <table:table-cell office:value-type="float" office:value="185734">
            <text:p>185734</text:p>
          </table:table-cell>
          <table:table-cell office:value-type="float" office:value="190031">
            <text:p>190031</text:p>
          </table:table-cell>
          <table:table-cell office:value-type="float" office:value="195187">
            <text:p>195187</text:p>
          </table:table-cell>
          <table:table-cell office:value-type="float" office:value="200391">
            <text:p>200391</text:p>
          </table:table-cell>
          <table:table-cell office:value-type="float" office:value="205547">
            <text:p>205547</text:p>
          </table:table-cell>
          <table:table-cell office:value-type="float" office:value="210719">
            <text:p>210719</text:p>
          </table:table-cell>
          <table:table-cell office:value-type="float" office:value="215031">
            <text:p>215031</text:p>
          </table:table-cell>
          <table:table-cell office:value-type="float" office:value="220172">
            <text:p>220172</text:p>
          </table:table-cell>
          <table:table-cell office:value-type="float" office:value="225344">
            <text:p>225344</text:p>
          </table:table-cell>
          <table:table-cell office:value-type="float" office:value="230500">
            <text:p>230500</text:p>
          </table:table-cell>
          <table:table-cell office:value-type="float" office:value="235672">
            <text:p>235672</text:p>
          </table:table-cell>
          <table:table-cell office:value-type="float" office:value="240000">
            <text:p>240000</text:p>
          </table:table-cell>
          <table:table-cell office:value-type="float" office:value="245187">
            <text:p>245187</text:p>
          </table:table-cell>
          <table:table-cell office:value-type="float" office:value="250359">
            <text:p>250359</text:p>
          </table:table-cell>
          <table:table-cell office:value-type="float" office:value="255531">
            <text:p>255531</text:p>
          </table:table-cell>
          <table:table-cell office:value-type="float" office:value="260719">
            <text:p>260719</text:p>
          </table:table-cell>
          <table:table-cell office:value-type="float" office:value="265016">
            <text:p>265016</text:p>
          </table:table-cell>
          <table:table-cell office:value-type="float" office:value="270187">
            <text:p>270187</text:p>
          </table:table-cell>
          <table:table-cell office:value-type="float" office:value="275375">
            <text:p>275375</text:p>
          </table:table-cell>
          <table:table-cell office:value-type="float" office:value="280562">
            <text:p>280562</text:p>
          </table:table-cell>
          <table:table-cell office:value-type="float" office:value="285734">
            <text:p>285734</text:p>
          </table:table-cell>
          <table:table-cell office:value-type="float" office:value="290031">
            <text:p>290031</text:p>
          </table:table-cell>
          <table:table-cell office:value-type="float" office:value="295219">
            <text:p>295219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13" office:value-type="float" office:value="187308.168452931">
            <text:p>187308,17</text:p>
          </table:table-cell>
          <table:table-cell table:number-columns-repeated="46" office:value-type="float" office:value="182950.088321857">
            <text:p>182950,09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9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250">
            <text:p>5250</text:p>
          </table:table-cell>
          <table:table-cell office:value-type="float" office:value="10500">
            <text:p>10500</text:p>
          </table:table-cell>
          <table:table-cell office:value-type="float" office:value="15766">
            <text:p>15766</text:p>
          </table:table-cell>
          <table:table-cell office:value-type="float" office:value="20156">
            <text:p>20156</text:p>
          </table:table-cell>
          <table:table-cell office:value-type="float" office:value="25406">
            <text:p>25406</text:p>
          </table:table-cell>
          <table:table-cell office:value-type="float" office:value="30672">
            <text:p>30672</text:p>
          </table:table-cell>
          <table:table-cell office:value-type="float" office:value="35000">
            <text:p>35000</text:p>
          </table:table-cell>
          <table:table-cell office:value-type="float" office:value="40235">
            <text:p>40235</text:p>
          </table:table-cell>
          <table:table-cell office:value-type="float" office:value="45485">
            <text:p>45485</text:p>
          </table:table-cell>
          <table:table-cell office:value-type="float" office:value="50781">
            <text:p>50781</text:p>
          </table:table-cell>
          <table:table-cell office:value-type="float" office:value="55141">
            <text:p>55141</text:p>
          </table:table-cell>
          <table:table-cell office:value-type="float" office:value="60391">
            <text:p>60391</text:p>
          </table:table-cell>
          <table:table-cell office:value-type="float" office:value="65641">
            <text:p>65641</text:p>
          </table:table-cell>
          <table:table-cell office:value-type="float" office:value="70047">
            <text:p>70047</text:p>
          </table:table-cell>
          <table:table-cell office:value-type="float" office:value="75344">
            <text:p>75344</text:p>
          </table:table-cell>
          <table:table-cell office:value-type="float" office:value="80594">
            <text:p>80594</text:p>
          </table:table-cell>
          <table:table-cell office:value-type="float" office:value="85860">
            <text:p>85860</text:p>
          </table:table-cell>
          <table:table-cell office:value-type="float" office:value="90250">
            <text:p>90250</text:p>
          </table:table-cell>
          <table:table-cell office:value-type="float" office:value="95531">
            <text:p>95531</text:p>
          </table:table-cell>
          <table:table-cell office:value-type="float" office:value="100813">
            <text:p>100813</text:p>
          </table:table-cell>
          <table:table-cell office:value-type="float" office:value="105188">
            <text:p>105188</text:p>
          </table:table-cell>
          <table:table-cell office:value-type="float" office:value="110438">
            <text:p>110438</text:p>
          </table:table-cell>
          <table:table-cell office:value-type="float" office:value="115719">
            <text:p>115719</text:p>
          </table:table-cell>
          <table:table-cell office:value-type="float" office:value="120078">
            <text:p>120078</text:p>
          </table:table-cell>
          <table:table-cell office:value-type="float" office:value="125328">
            <text:p>125328</text:p>
          </table:table-cell>
          <table:table-cell office:value-type="float" office:value="130625">
            <text:p>130625</text:p>
          </table:table-cell>
          <table:table-cell office:value-type="float" office:value="135860">
            <text:p>135860</text:p>
          </table:table-cell>
          <table:table-cell office:value-type="float" office:value="140219">
            <text:p>140219</text:p>
          </table:table-cell>
          <table:table-cell office:value-type="float" office:value="145485">
            <text:p>145485</text:p>
          </table:table-cell>
          <table:table-cell office:value-type="float" office:value="150719">
            <text:p>150719</text:p>
          </table:table-cell>
          <table:table-cell office:value-type="float" office:value="155094">
            <text:p>155094</text:p>
          </table:table-cell>
          <table:table-cell office:value-type="float" office:value="160344">
            <text:p>160344</text:p>
          </table:table-cell>
          <table:table-cell office:value-type="float" office:value="165625">
            <text:p>165625</text:p>
          </table:table-cell>
          <table:table-cell office:value-type="float" office:value="170000">
            <text:p>170000</text:p>
          </table:table-cell>
          <table:table-cell office:value-type="float" office:value="175266">
            <text:p>175266</text:p>
          </table:table-cell>
          <table:table-cell office:value-type="float" office:value="180485">
            <text:p>180485</text:p>
          </table:table-cell>
          <table:table-cell office:value-type="float" office:value="185750">
            <text:p>185750</text:p>
          </table:table-cell>
          <table:table-cell office:value-type="float" office:value="190110">
            <text:p>190110</text:p>
          </table:table-cell>
          <table:table-cell office:value-type="float" office:value="195375">
            <text:p>195375</text:p>
          </table:table-cell>
          <table:table-cell office:value-type="float" office:value="200610">
            <text:p>200610</text:p>
          </table:table-cell>
          <table:table-cell office:value-type="float" office:value="205844">
            <text:p>205844</text:p>
          </table:table-cell>
          <table:table-cell office:value-type="float" office:value="210235">
            <text:p>210235</text:p>
          </table:table-cell>
          <table:table-cell office:value-type="float" office:value="215469">
            <text:p>215469</text:p>
          </table:table-cell>
          <table:table-cell office:value-type="float" office:value="220735">
            <text:p>220735</text:p>
          </table:table-cell>
          <table:table-cell office:value-type="float" office:value="225078">
            <text:p>225078</text:p>
          </table:table-cell>
          <table:table-cell office:value-type="float" office:value="230375">
            <text:p>230375</text:p>
          </table:table-cell>
          <table:table-cell office:value-type="float" office:value="235610">
            <text:p>235610</text:p>
          </table:table-cell>
          <table:table-cell office:value-type="float" office:value="240860">
            <text:p>240860</text:p>
          </table:table-cell>
          <table:table-cell office:value-type="float" office:value="245235">
            <text:p>245235</text:p>
          </table:table-cell>
          <table:table-cell office:value-type="float" office:value="250469">
            <text:p>250469</text:p>
          </table:table-cell>
          <table:table-cell office:value-type="float" office:value="255735">
            <text:p>255735</text:p>
          </table:table-cell>
          <table:table-cell office:value-type="float" office:value="260110">
            <text:p>260110</text:p>
          </table:table-cell>
          <table:table-cell office:value-type="float" office:value="265344">
            <text:p>265344</text:p>
          </table:table-cell>
          <table:table-cell office:value-type="float" office:value="270610">
            <text:p>270610</text:p>
          </table:table-cell>
          <table:table-cell office:value-type="float" office:value="275860">
            <text:p>275860</text:p>
          </table:table-cell>
          <table:table-cell office:value-type="float" office:value="280203">
            <text:p>280203</text:p>
          </table:table-cell>
          <table:table-cell office:value-type="float" office:value="285469">
            <text:p>285469</text:p>
          </table:table-cell>
          <table:table-cell office:value-type="float" office:value="290688">
            <text:p>290688</text:p>
          </table:table-cell>
          <table:table-cell office:value-type="float" office:value="295078">
            <text:p>295078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11" office:value-type="float" office:value="189372.450286683">
            <text:p>189372,45</text:p>
          </table:table-cell>
          <table:table-cell office:value-type="float" office:value="187904.052125579">
            <text:p>187904,05</text:p>
          </table:table-cell>
          <table:table-cell table:number-columns-repeated="47" office:value-type="float" office:value="186355.806341024">
            <text:p>186355,8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DE MEDIDAS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Tiempo</text:p>
          </table:table-cell>
          <table:table-cell table:style-name="ce4" table:formula="oooc:=AVERAGE([.B38];[.B34];[.B30];[.B26];[.B22];[.B18];[.B14];[.B10];[.B2])" office:value-type="float" office:value="5442.77777777778">
            <text:p>5442,78</text:p>
          </table:table-cell>
          <table:table-cell table:style-name="ce4" table:formula="oooc:=AVERAGE([.C38];[.C34];[.C30];[.C26];[.C22];[.C18];[.C14];[.C10];[.C2])" office:value-type="float" office:value="10538.3333333333">
            <text:p>10538,33</text:p>
          </table:table-cell>
          <table:table-cell table:style-name="ce4" table:formula="oooc:=AVERAGE([.D38];[.D34];[.D30];[.D26];[.D22];[.D18];[.D14];[.D10];[.D2])" office:value-type="float" office:value="15517.4444444444">
            <text:p>15517,44</text:p>
          </table:table-cell>
          <table:table-cell table:style-name="ce4" table:formula="oooc:=AVERAGE([.E38];[.E34];[.E30];[.E26];[.E22];[.E18];[.E14];[.E10];[.E2])" office:value-type="float" office:value="20515.6666666667">
            <text:p>20515,67</text:p>
          </table:table-cell>
          <table:table-cell table:style-name="ce4" table:formula="oooc:=AVERAGE([.F38];[.F34];[.F30];[.F26];[.F22];[.F18];[.F14];[.F10];[.F2])" office:value-type="float" office:value="25416.7777777778">
            <text:p>25416,78</text:p>
          </table:table-cell>
          <table:table-cell table:style-name="ce4" table:formula="oooc:=AVERAGE([.G38];[.G34];[.G30];[.G26];[.G22];[.G18];[.G14];[.G10];[.G2])" office:value-type="float" office:value="30507">
            <text:p>30507</text:p>
          </table:table-cell>
          <table:table-cell table:style-name="ce4" table:formula="oooc:=AVERAGE([.H38];[.H34];[.H30];[.H26];[.H22];[.H18];[.H14];[.H10];[.H2])" office:value-type="float" office:value="35498.2222222222">
            <text:p>35498,22</text:p>
          </table:table-cell>
          <table:table-cell table:style-name="ce4" table:formula="oooc:=AVERAGE([.I38];[.I34];[.I30];[.I26];[.I22];[.I18];[.I14];[.I10];[.I2])" office:value-type="float" office:value="40458.4444444444">
            <text:p>40458,44</text:p>
          </table:table-cell>
          <table:table-cell table:style-name="ce4" table:formula="oooc:=AVERAGE([.J38];[.J34];[.J30];[.J26];[.J22];[.J18];[.J14];[.J10];[.J2])" office:value-type="float" office:value="45642.6666666667">
            <text:p>45642,67</text:p>
          </table:table-cell>
          <table:table-cell table:style-name="ce4" table:formula="oooc:=AVERAGE([.K38];[.K34];[.K30];[.K26];[.K22];[.K18];[.K14];[.K10];[.K2])" office:value-type="float" office:value="50328">
            <text:p>50328</text:p>
          </table:table-cell>
          <table:table-cell table:style-name="ce4" table:formula="oooc:=AVERAGE([.L38];[.L34];[.L30];[.L26];[.L22];[.L18];[.L14];[.L10];[.L2])" office:value-type="float" office:value="55420">
            <text:p>55420</text:p>
          </table:table-cell>
          <table:table-cell table:style-name="ce4" table:formula="oooc:=AVERAGE([.M38];[.M34];[.M30];[.M26];[.M22];[.M18];[.M14];[.M10];[.M2])" office:value-type="float" office:value="60498.3333333333">
            <text:p>60498,33</text:p>
          </table:table-cell>
          <table:table-cell table:style-name="ce4" table:formula="oooc:=AVERAGE([.N38];[.N34];[.N30];[.N26];[.N22];[.N18];[.N14];[.N10];[.N2])" office:value-type="float" office:value="65591.8888888889">
            <text:p>65591,89</text:p>
          </table:table-cell>
          <table:table-cell table:style-name="ce4" table:formula="oooc:=AVERAGE([.O38];[.O34];[.O30];[.O26];[.O22];[.O18];[.O14];[.O10];[.O2])" office:value-type="float" office:value="70461.8888888889">
            <text:p>70461,89</text:p>
          </table:table-cell>
          <table:table-cell table:style-name="ce4" table:formula="oooc:=AVERAGE([.P38];[.P34];[.P30];[.P26];[.P22];[.P18];[.P14];[.P10];[.P2])" office:value-type="float" office:value="75392.3333333333">
            <text:p>75392,33</text:p>
          </table:table-cell>
          <table:table-cell table:style-name="ce4" table:formula="oooc:=AVERAGE([.Q38];[.Q34];[.Q30];[.Q26];[.Q22];[.Q18];[.Q14];[.Q10];[.Q2])" office:value-type="float" office:value="80418.4444444444">
            <text:p>80418,44</text:p>
          </table:table-cell>
          <table:table-cell table:style-name="ce4" table:formula="oooc:=AVERAGE([.R38];[.R34];[.R30];[.R26];[.R22];[.R18];[.R14];[.R10];[.R2])" office:value-type="float" office:value="85576.5555555556">
            <text:p>85576,56</text:p>
          </table:table-cell>
          <table:table-cell table:style-name="ce4" table:formula="oooc:=AVERAGE([.S38];[.S34];[.S30];[.S26];[.S22];[.S18];[.S14];[.S10];[.S2])" office:value-type="float" office:value="90312.5555555556">
            <text:p>90312,56</text:p>
          </table:table-cell>
          <table:table-cell table:style-name="ce4" table:formula="oooc:=AVERAGE([.T38];[.T34];[.T30];[.T26];[.T22];[.T18];[.T14];[.T10];[.T2])" office:value-type="float" office:value="95560.7777777778">
            <text:p>95560,78</text:p>
          </table:table-cell>
          <table:table-cell table:style-name="ce4" table:formula="oooc:=AVERAGE([.U38];[.U34];[.U30];[.U26];[.U22];[.U18];[.U14];[.U10];[.U2])" office:value-type="float" office:value="100712.111111111">
            <text:p>100712,11</text:p>
          </table:table-cell>
          <table:table-cell table:style-name="ce4" table:formula="oooc:=AVERAGE([.V38];[.V34];[.V30];[.V26];[.V22];[.V18];[.V14];[.V10];[.V2])" office:value-type="float" office:value="105371.555555556">
            <text:p>105371,56</text:p>
          </table:table-cell>
          <table:table-cell table:style-name="ce4" table:formula="oooc:=AVERAGE([.W38];[.W34];[.W30];[.W26];[.W22];[.W18];[.W14];[.W10];[.W2])" office:value-type="float" office:value="110508.888888889">
            <text:p>110508,89</text:p>
          </table:table-cell>
          <table:table-cell table:style-name="ce4" table:formula="oooc:=AVERAGE([.X38];[.X34];[.X30];[.X26];[.X22];[.X18];[.X14];[.X10];[.X2])" office:value-type="float" office:value="115456.777777778">
            <text:p>115456,78</text:p>
          </table:table-cell>
          <table:table-cell table:style-name="ce4" table:formula="oooc:=AVERAGE([.Y38];[.Y34];[.Y30];[.Y26];[.Y22];[.Y18];[.Y14];[.Y10];[.Y2])" office:value-type="float" office:value="120420.111111111">
            <text:p>120420,11</text:p>
          </table:table-cell>
          <table:table-cell table:style-name="ce4" table:formula="oooc:=AVERAGE([.Z38];[.Z34];[.Z30];[.Z26];[.Z22];[.Z18];[.Z14];[.Z10];[.Z2])" office:value-type="float" office:value="125571.111111111">
            <text:p>125571,11</text:p>
          </table:table-cell>
          <table:table-cell table:style-name="ce4" table:formula="oooc:=AVERAGE([.AA38];[.AA34];[.AA30];[.AA26];[.AA22];[.AA18];[.AA14];[.AA10];[.AA2])" office:value-type="float" office:value="130428.777777778">
            <text:p>130428,78</text:p>
          </table:table-cell>
          <table:table-cell table:style-name="ce4" table:formula="oooc:=AVERAGE([.AB38];[.AB34];[.AB30];[.AB26];[.AB22];[.AB18];[.AB14];[.AB10];[.AB2])" office:value-type="float" office:value="135571.111111111">
            <text:p>135571,11</text:p>
          </table:table-cell>
          <table:table-cell table:style-name="ce4" table:formula="oooc:=AVERAGE([.AC38];[.AC34];[.AC30];[.AC26];[.AC22];[.AC18];[.AC14];[.AC10];[.AC2])" office:value-type="float" office:value="140291.777777778">
            <text:p>140291,78</text:p>
          </table:table-cell>
          <table:table-cell table:style-name="ce4" table:formula="oooc:=AVERAGE([.AD38];[.AD34];[.AD30];[.AD26];[.AD22];[.AD18];[.AD14];[.AD10];[.AD2])" office:value-type="float" office:value="145543.444444444">
            <text:p>145543,44</text:p>
          </table:table-cell>
          <table:table-cell table:style-name="ce4" table:formula="oooc:=AVERAGE([.AE38];[.AE34];[.AE30];[.AE26];[.AE22];[.AE18];[.AE14];[.AE10];[.AE2])" office:value-type="float" office:value="150605.777777778">
            <text:p>150605,78</text:p>
          </table:table-cell>
          <table:table-cell table:style-name="ce4" table:formula="oooc:=AVERAGE([.AF38];[.AF34];[.AF30];[.AF26];[.AF22];[.AF18];[.AF14];[.AF10];[.AF2])" office:value-type="float" office:value="155336.888888889">
            <text:p>155336,89</text:p>
          </table:table-cell>
          <table:table-cell table:style-name="ce4" table:formula="oooc:=AVERAGE([.AG38];[.AG34];[.AG30];[.AG26];[.AG22];[.AG18];[.AG14];[.AG10];[.AG2])" office:value-type="float" office:value="160486">
            <text:p>160486</text:p>
          </table:table-cell>
          <table:table-cell table:style-name="ce4" table:formula="oooc:=AVERAGE([.AH38];[.AH34];[.AH30];[.AH26];[.AH22];[.AH18];[.AH14];[.AH10];[.AH2])" office:value-type="float" office:value="165423.666666667">
            <text:p>165423,67</text:p>
          </table:table-cell>
          <table:table-cell table:style-name="ce4" table:formula="oooc:=AVERAGE([.AI38];[.AI34];[.AI30];[.AI26];[.AI22];[.AI18];[.AI14];[.AI10];[.AI2])" office:value-type="float" office:value="170475.777777778">
            <text:p>170475,78</text:p>
          </table:table-cell>
          <table:table-cell table:style-name="ce4" table:formula="oooc:=AVERAGE([.AJ38];[.AJ34];[.AJ30];[.AJ26];[.AJ22];[.AJ18];[.AJ14];[.AJ10];[.AJ2])" office:value-type="float" office:value="175527.888888889">
            <text:p>175527,89</text:p>
          </table:table-cell>
          <table:table-cell table:style-name="ce4" table:formula="oooc:=AVERAGE([.AK38];[.AK34];[.AK30];[.AK26];[.AK22];[.AK18];[.AK14];[.AK10];[.AK2])" office:value-type="float" office:value="180352.555555556">
            <text:p>180352,56</text:p>
          </table:table-cell>
          <table:table-cell table:style-name="ce4" table:formula="oooc:=AVERAGE([.AL38];[.AL34];[.AL30];[.AL26];[.AL22];[.AL18];[.AL14];[.AL10];[.AL2])" office:value-type="float" office:value="185592">
            <text:p>185592</text:p>
          </table:table-cell>
          <table:table-cell table:style-name="ce4" table:formula="oooc:=AVERAGE([.AM38];[.AM34];[.AM30];[.AM26];[.AM22];[.AM18];[.AM14];[.AM10];[.AM2])" office:value-type="float" office:value="190654.555555556">
            <text:p>190654,56</text:p>
          </table:table-cell>
          <table:table-cell table:style-name="ce4" table:formula="oooc:=AVERAGE([.AN38];[.AN34];[.AN30];[.AN26];[.AN22];[.AN18];[.AN14];[.AN10];[.AN2])" office:value-type="float" office:value="195322.888888889">
            <text:p>195322,89</text:p>
          </table:table-cell>
          <table:table-cell table:style-name="ce4" table:formula="oooc:=AVERAGE([.AO38];[.AO34];[.AO30];[.AO26];[.AO22];[.AO18];[.AO14];[.AO10];[.AO2])" office:value-type="float" office:value="200467.111111111">
            <text:p>200467,11</text:p>
          </table:table-cell>
          <table:table-cell table:style-name="ce4" table:formula="oooc:=AVERAGE([.AP38];[.AP34];[.AP30];[.AP26];[.AP22];[.AP18];[.AP14];[.AP10];[.AP2])" office:value-type="float" office:value="205489.666666667">
            <text:p>205489,67</text:p>
          </table:table-cell>
          <table:table-cell table:style-name="ce4" table:formula="oooc:=AVERAGE([.AQ38];[.AQ34];[.AQ30];[.AQ26];[.AQ22];[.AQ18];[.AQ14];[.AQ10];[.AQ2])" office:value-type="float" office:value="210651">
            <text:p>210651</text:p>
          </table:table-cell>
          <table:table-cell table:style-name="ce4" table:formula="oooc:=AVERAGE([.AR38];[.AR34];[.AR30];[.AR26];[.AR22];[.AR18];[.AR14];[.AR10];[.AR2])" office:value-type="float" office:value="215510.555555556">
            <text:p>215510,56</text:p>
          </table:table-cell>
          <table:table-cell table:style-name="ce4" table:formula="oooc:=AVERAGE([.AS38];[.AS34];[.AS30];[.AS26];[.AS22];[.AS18];[.AS14];[.AS10];[.AS2])" office:value-type="float" office:value="220361.222222222">
            <text:p>220361,22</text:p>
          </table:table-cell>
          <table:table-cell table:style-name="ce4" table:formula="oooc:=AVERAGE([.AT38];[.AT34];[.AT30];[.AT26];[.AT22];[.AT18];[.AT14];[.AT10];[.AT2])" office:value-type="float" office:value="225507">
            <text:p>225507</text:p>
          </table:table-cell>
          <table:table-cell table:style-name="ce4" table:formula="oooc:=AVERAGE([.AU38];[.AU34];[.AU30];[.AU26];[.AU22];[.AU18];[.AU14];[.AU10];[.AU2])" office:value-type="float" office:value="230439.222222222">
            <text:p>230439,22</text:p>
          </table:table-cell>
          <table:table-cell table:style-name="ce4" table:formula="oooc:=AVERAGE([.AV38];[.AV34];[.AV30];[.AV26];[.AV22];[.AV18];[.AV14];[.AV10];[.AV2])" office:value-type="float" office:value="235575">
            <text:p>235575</text:p>
          </table:table-cell>
          <table:table-cell table:style-name="ce4" table:formula="oooc:=AVERAGE([.AW38];[.AW34];[.AW30];[.AW26];[.AW22];[.AW18];[.AW14];[.AW10];[.AW2])" office:value-type="float" office:value="240411.555555556">
            <text:p>240411,56</text:p>
          </table:table-cell>
          <table:table-cell table:style-name="ce4" table:formula="oooc:=AVERAGE([.AX38];[.AX34];[.AX30];[.AX26];[.AX22];[.AX18];[.AX14];[.AX10];[.AX2])" office:value-type="float" office:value="245340.444444444">
            <text:p>245340,44</text:p>
          </table:table-cell>
          <table:table-cell table:style-name="ce4" table:formula="oooc:=AVERAGE([.AY38];[.AY34];[.AY30];[.AY26];[.AY22];[.AY18];[.AY14];[.AY10];[.AY2])" office:value-type="float" office:value="250472.222222222">
            <text:p>250472,22</text:p>
          </table:table-cell>
          <table:table-cell table:style-name="ce4" table:formula="oooc:=AVERAGE([.AZ38];[.AZ34];[.AZ30];[.AZ26];[.AZ22];[.AZ18];[.AZ14];[.AZ10];[.AZ2])" office:value-type="float" office:value="255604.222222222">
            <text:p>255604,22</text:p>
          </table:table-cell>
          <table:table-cell table:style-name="ce4" table:formula="oooc:=AVERAGE([.BA38];[.BA34];[.BA30];[.BA26];[.BA22];[.BA18];[.BA14];[.BA10];[.BA2])" office:value-type="float" office:value="260555.777777778">
            <text:p>260555,78</text:p>
          </table:table-cell>
          <table:table-cell table:style-name="ce4" table:formula="oooc:=AVERAGE([.BB38];[.BB34];[.BB30];[.BB26];[.BB22];[.BB18];[.BB14];[.BB10];[.BB2])" office:value-type="float" office:value="265590.333333333">
            <text:p>265590,33</text:p>
          </table:table-cell>
          <table:table-cell table:style-name="ce4" table:formula="oooc:=AVERAGE([.BC38];[.BC34];[.BC30];[.BC26];[.BC22];[.BC18];[.BC14];[.BC10];[.BC2])" office:value-type="float" office:value="270237.888888889">
            <text:p>270237,89</text:p>
          </table:table-cell>
          <table:table-cell table:style-name="ce4" table:formula="oooc:=AVERAGE([.BD38];[.BD34];[.BD30];[.BD26];[.BD22];[.BD18];[.BD14];[.BD10];[.BD2])" office:value-type="float" office:value="275498.333333333">
            <text:p>275498,33</text:p>
          </table:table-cell>
          <table:table-cell table:style-name="ce4" table:formula="oooc:=AVERAGE([.BE38];[.BE34];[.BE30];[.BE26];[.BE22];[.BE18];[.BE14];[.BE10];[.BE2])" office:value-type="float" office:value="280562.444444444">
            <text:p>280562,44</text:p>
          </table:table-cell>
          <table:table-cell table:style-name="ce4" table:formula="oooc:=AVERAGE([.BF38];[.BF34];[.BF30];[.BF26];[.BF22];[.BF18];[.BF14];[.BF10];[.BF2])" office:value-type="float" office:value="285416.666666667">
            <text:p>285416,67</text:p>
          </table:table-cell>
          <table:table-cell table:style-name="ce4" table:formula="oooc:=AVERAGE([.BG38];[.BG34];[.BG30];[.BG26];[.BG22];[.BG18];[.BG14];[.BG10];[.BG2])" office:value-type="float" office:value="290498.333333333">
            <text:p>290498,33</text:p>
          </table:table-cell>
          <table:table-cell table:style-name="ce4" table:formula="oooc:=AVERAGE([.BH38];[.BH34];[.BH30];[.BH26];[.BH22];[.BH18];[.BH14];[.BH10];[.BH2])" office:value-type="float" office:value="295510.333333333">
            <text:p>295510,33</text:p>
          </table:table-cell>
        </table:table-row>
        <table:table-row table:style-name="ro1">
          <table:table-cell table:style-name="ce2" office:value-type="string">
            <text:p>Costo</text:p>
          </table:table-cell>
          <table:table-cell table:style-name="ce4" table:formula="oooc:=AVERAGE([.B39];[.B35];[.B31];[.B27];[.B23];[.B19];[.B15];[.B11];[.B3])" office:value-type="float" office:value="187831.946601972">
            <text:p>187831,95</text:p>
          </table:table-cell>
          <table:table-cell table:style-name="ce4" table:formula="oooc:=AVERAGE([.C39];[.C35];[.C31];[.C27];[.C23];[.C19];[.C15];[.C11];[.C3])" office:value-type="float" office:value="187342.120895301">
            <text:p>187342,12</text:p>
          </table:table-cell>
          <table:table-cell table:style-name="ce4" table:formula="oooc:=AVERAGE([.D39];[.D35];[.D31];[.D27];[.D23];[.D19];[.D15];[.D11];[.D3])" office:value-type="float" office:value="187342.120895301">
            <text:p>187342,12</text:p>
          </table:table-cell>
          <table:table-cell table:style-name="ce4" table:formula="oooc:=AVERAGE([.E39];[.E35];[.E31];[.E27];[.E23];[.E19];[.E15];[.E11];[.E3])" office:value-type="float" office:value="187342.120895301">
            <text:p>187342,12</text:p>
          </table:table-cell>
          <table:table-cell table:style-name="ce4" table:formula="oooc:=AVERAGE([.F39];[.F35];[.F31];[.F27];[.F23];[.F19];[.F15];[.F11];[.F3])" office:value-type="float" office:value="187180.58403948">
            <text:p>187180,58</text:p>
          </table:table-cell>
          <table:table-cell table:style-name="ce4" table:formula="oooc:=AVERAGE([.G39];[.G35];[.G31];[.G27];[.G23];[.G19];[.G15];[.G11];[.G3])" office:value-type="float" office:value="187180.58403948">
            <text:p>187180,58</text:p>
          </table:table-cell>
          <table:table-cell table:style-name="ce4" table:formula="oooc:=AVERAGE([.H39];[.H35];[.H31];[.H27];[.H23];[.H19];[.H15];[.H11];[.H3])" office:value-type="float" office:value="186836.492310687">
            <text:p>186836,49</text:p>
          </table:table-cell>
          <table:table-cell table:style-name="ce4" table:formula="oooc:=AVERAGE([.I39];[.I35];[.I31];[.I27];[.I23];[.I19];[.I15];[.I11];[.I3])" office:value-type="float" office:value="186318.189401376">
            <text:p>186318,19</text:p>
          </table:table-cell>
          <table:table-cell table:style-name="ce4" table:formula="oooc:=AVERAGE([.J39];[.J35];[.J31];[.J27];[.J23];[.J19];[.J15];[.J11];[.J3])" office:value-type="float" office:value="186318.189401376">
            <text:p>186318,19</text:p>
          </table:table-cell>
          <table:table-cell table:style-name="ce4" table:formula="oooc:=AVERAGE([.K39];[.K35];[.K31];[.K27];[.K23];[.K19];[.K15];[.K11];[.K3])" office:value-type="float" office:value="186318.189401376">
            <text:p>186318,19</text:p>
          </table:table-cell>
          <table:table-cell table:style-name="ce4" table:formula="oooc:=AVERAGE([.L39];[.L35];[.L31];[.L27];[.L23];[.L19];[.L15];[.L11];[.L3])" office:value-type="float" office:value="186144.051464179">
            <text:p>186144,05</text:p>
          </table:table-cell>
          <table:table-cell table:style-name="ce4" table:formula="oooc:=AVERAGE([.M39];[.M35];[.M31];[.M27];[.M23];[.M19];[.M15];[.M11];[.M3])" office:value-type="float" office:value="185949.638411962">
            <text:p>185949,64</text:p>
          </table:table-cell>
          <table:table-cell table:style-name="ce4" table:formula="oooc:=AVERAGE([.N39];[.N35];[.N31];[.N27];[.N23];[.N19];[.N15];[.N11];[.N3])" office:value-type="float" office:value="185777.611102567">
            <text:p>185777,61</text:p>
          </table:table-cell>
          <table:table-cell table:style-name="ce4" table:formula="oooc:=AVERAGE([.O39];[.O35];[.O31];[.O27];[.O23];[.O19];[.O15];[.O11];[.O3])" office:value-type="float" office:value="185293.379976892">
            <text:p>185293,38</text:p>
          </table:table-cell>
          <table:table-cell table:style-name="ce4" table:formula="oooc:=AVERAGE([.P39];[.P35];[.P31];[.P27];[.P23];[.P19];[.P15];[.P11];[.P3])" office:value-type="float" office:value="185293.379976892">
            <text:p>185293,38</text:p>
          </table:table-cell>
          <table:table-cell table:style-name="ce4" table:formula="oooc:=AVERAGE([.Q39];[.Q35];[.Q31];[.Q27];[.Q23];[.Q19];[.Q15];[.Q11];[.Q3])" office:value-type="float" office:value="185293.379976892">
            <text:p>185293,38</text:p>
          </table:table-cell>
          <table:table-cell table:style-name="ce4" table:formula="oooc:=AVERAGE([.R39];[.R35];[.R31];[.R27];[.R23];[.R19];[.R15];[.R11];[.R3])" office:value-type="float" office:value="185293.379976892">
            <text:p>185293,38</text:p>
          </table:table-cell>
          <table:table-cell table:style-name="ce4" table:formula="oooc:=AVERAGE([.S39];[.S35];[.S31];[.S27];[.S23];[.S19];[.S15];[.S11];[.S3])" office:value-type="float" office:value="185293.379976892">
            <text:p>185293,38</text:p>
          </table:table-cell>
          <table:table-cell table:style-name="ce4" table:formula="oooc:=AVERAGE([.T39];[.T35];[.T31];[.T27];[.T23];[.T19];[.T15];[.T11];[.T3])" office:value-type="float" office:value="185190.358191735">
            <text:p>185190,36</text:p>
          </table:table-cell>
          <table:table-cell table:style-name="ce4" table:formula="oooc:=AVERAGE([.U39];[.U35];[.U31];[.U27];[.U23];[.U19];[.U15];[.U11];[.U3])" office:value-type="float" office:value="185190.358191735">
            <text:p>185190,36</text:p>
          </table:table-cell>
          <table:table-cell table:style-name="ce4" table:formula="oooc:=AVERAGE([.V39];[.V35];[.V31];[.V27];[.V23];[.V19];[.V15];[.V11];[.V3])" office:value-type="float" office:value="185190.358191735">
            <text:p>185190,36</text:p>
          </table:table-cell>
          <table:table-cell table:style-name="ce4" table:formula="oooc:=AVERAGE([.W39];[.W35];[.W31];[.W27];[.W23];[.W19];[.W15];[.W11];[.W3])" office:value-type="float" office:value="185190.358191735">
            <text:p>185190,36</text:p>
          </table:table-cell>
          <table:table-cell table:style-name="ce4" table:formula="oooc:=AVERAGE([.X39];[.X35];[.X31];[.X27];[.X23];[.X19];[.X15];[.X11];[.X3])" office:value-type="float" office:value="185190.358191735">
            <text:p>185190,36</text:p>
          </table:table-cell>
          <table:table-cell table:style-name="ce4" table:formula="oooc:=AVERAGE([.Y39];[.Y35];[.Y31];[.Y27];[.Y23];[.Y19];[.Y15];[.Y11];[.Y3])" office:value-type="float" office:value="184890.495498749">
            <text:p>184890,5</text:p>
          </table:table-cell>
          <table:table-cell table:style-name="ce4" table:formula="oooc:=AVERAGE([.Z39];[.Z35];[.Z31];[.Z27];[.Z23];[.Z19];[.Z15];[.Z11];[.Z3])" office:value-type="float" office:value="184762.238634944">
            <text:p>184762,24</text:p>
          </table:table-cell>
          <table:table-cell table:style-name="ce4" table:formula="oooc:=AVERAGE([.AA39];[.AA35];[.AA31];[.AA27];[.AA23];[.AA19];[.AA15];[.AA11];[.AA3])" office:value-type="float" office:value="184762.238634944">
            <text:p>184762,24</text:p>
          </table:table-cell>
          <table:table-cell table:style-name="ce4" table:formula="oooc:=AVERAGE([.AB39];[.AB35];[.AB31];[.AB27];[.AB23];[.AB19];[.AB15];[.AB11];[.AB3])" office:value-type="float" office:value="184762.238634944">
            <text:p>184762,24</text:p>
          </table:table-cell>
          <table:table-cell table:style-name="ce4" table:formula="oooc:=AVERAGE([.AC39];[.AC35];[.AC31];[.AC27];[.AC23];[.AC19];[.AC15];[.AC11];[.AC3])" office:value-type="float" office:value="184762.238634944">
            <text:p>184762,24</text:p>
          </table:table-cell>
          <table:table-cell table:style-name="ce4" table:formula="oooc:=AVERAGE([.AD39];[.AD35];[.AD31];[.AD27];[.AD23];[.AD19];[.AD15];[.AD11];[.AD3])" office:value-type="float" office:value="184762.238634944">
            <text:p>184762,24</text:p>
          </table:table-cell>
          <table:table-cell table:style-name="ce4" table:formula="oooc:=AVERAGE([.AE39];[.AE35];[.AE31];[.AE27];[.AE23];[.AE19];[.AE15];[.AE11];[.AE3])" office:value-type="float" office:value="184762.238634944">
            <text:p>184762,24</text:p>
          </table:table-cell>
          <table:table-cell table:style-name="ce4" table:formula="oooc:=AVERAGE([.AF39];[.AF35];[.AF31];[.AF27];[.AF23];[.AF19];[.AF15];[.AF11];[.AF3])" office:value-type="float" office:value="184762.238634944">
            <text:p>184762,24</text:p>
          </table:table-cell>
          <table:table-cell table:style-name="ce4" table:formula="oooc:=AVERAGE([.AG39];[.AG35];[.AG31];[.AG27];[.AG23];[.AG19];[.AG15];[.AG11];[.AG3])" office:value-type="float" office:value="184762.238634944">
            <text:p>184762,24</text:p>
          </table:table-cell>
          <table:table-cell table:style-name="ce4" table:formula="oooc:=AVERAGE([.AH39];[.AH35];[.AH31];[.AH27];[.AH23];[.AH19];[.AH15];[.AH11];[.AH3])" office:value-type="float" office:value="184762.238634944">
            <text:p>184762,24</text:p>
          </table:table-cell>
          <table:table-cell table:style-name="ce4" table:formula="oooc:=AVERAGE([.AI39];[.AI35];[.AI31];[.AI27];[.AI23];[.AI19];[.AI15];[.AI11];[.AI3])" office:value-type="float" office:value="184762.238634944">
            <text:p>184762,24</text:p>
          </table:table-cell>
          <table:table-cell table:style-name="ce4" table:formula="oooc:=AVERAGE([.AJ39];[.AJ35];[.AJ31];[.AJ27];[.AJ23];[.AJ19];[.AJ15];[.AJ11];[.AJ3])" office:value-type="float" office:value="184762.238634944">
            <text:p>184762,24</text:p>
          </table:table-cell>
          <table:table-cell table:style-name="ce4" table:formula="oooc:=AVERAGE([.AK39];[.AK35];[.AK31];[.AK27];[.AK23];[.AK19];[.AK15];[.AK11];[.AK3])" office:value-type="float" office:value="184762.238634944">
            <text:p>184762,24</text:p>
          </table:table-cell>
          <table:table-cell table:style-name="ce4" table:formula="oooc:=AVERAGE([.AL39];[.AL35];[.AL31];[.AL27];[.AL23];[.AL19];[.AL15];[.AL11];[.AL3])" office:value-type="float" office:value="184762.238634944">
            <text:p>184762,24</text:p>
          </table:table-cell>
          <table:table-cell table:style-name="ce4" table:formula="oooc:=AVERAGE([.AM39];[.AM35];[.AM31];[.AM27];[.AM23];[.AM19];[.AM15];[.AM11];[.AM3])" office:value-type="float" office:value="184762.238634944">
            <text:p>184762,24</text:p>
          </table:table-cell>
          <table:table-cell table:style-name="ce4" table:formula="oooc:=AVERAGE([.AN39];[.AN35];[.AN31];[.AN27];[.AN23];[.AN19];[.AN15];[.AN11];[.AN3])" office:value-type="float" office:value="184762.238634944">
            <text:p>184762,24</text:p>
          </table:table-cell>
          <table:table-cell table:style-name="ce4" table:formula="oooc:=AVERAGE([.AO39];[.AO35];[.AO31];[.AO27];[.AO23];[.AO19];[.AO15];[.AO11];[.AO3])" office:value-type="float" office:value="184762.238634944">
            <text:p>184762,24</text:p>
          </table:table-cell>
          <table:table-cell table:style-name="ce4" table:formula="oooc:=AVERAGE([.AP39];[.AP35];[.AP31];[.AP27];[.AP23];[.AP19];[.AP15];[.AP11];[.AP3])" office:value-type="float" office:value="184762.238634944">
            <text:p>184762,24</text:p>
          </table:table-cell>
          <table:table-cell table:style-name="ce4" table:formula="oooc:=AVERAGE([.AQ39];[.AQ35];[.AQ31];[.AQ27];[.AQ23];[.AQ19];[.AQ15];[.AQ11];[.AQ3])" office:value-type="float" office:value="184762.238634944">
            <text:p>184762,24</text:p>
          </table:table-cell>
          <table:table-cell table:style-name="ce4" table:formula="oooc:=AVERAGE([.AR39];[.AR35];[.AR31];[.AR27];[.AR23];[.AR19];[.AR15];[.AR11];[.AR3])" office:value-type="float" office:value="184614.666274032">
            <text:p>184614,67</text:p>
          </table:table-cell>
          <table:table-cell table:style-name="ce4" table:formula="oooc:=AVERAGE([.AS39];[.AS35];[.AS31];[.AS27];[.AS23];[.AS19];[.AS15];[.AS11];[.AS3])" office:value-type="float" office:value="184614.666274032">
            <text:p>184614,67</text:p>
          </table:table-cell>
          <table:table-cell table:style-name="ce4" table:formula="oooc:=AVERAGE([.AT39];[.AT35];[.AT31];[.AT27];[.AT23];[.AT19];[.AT15];[.AT11];[.AT3])" office:value-type="float" office:value="184614.666274032">
            <text:p>184614,67</text:p>
          </table:table-cell>
          <table:table-cell table:style-name="ce4" table:formula="oooc:=AVERAGE([.AU39];[.AU35];[.AU31];[.AU27];[.AU23];[.AU19];[.AU15];[.AU11];[.AU3])" office:value-type="float" office:value="184614.666274032">
            <text:p>184614,67</text:p>
          </table:table-cell>
          <table:table-cell table:style-name="ce4" table:formula="oooc:=AVERAGE([.AV39];[.AV35];[.AV31];[.AV27];[.AV23];[.AV19];[.AV15];[.AV11];[.AV3])" office:value-type="float" office:value="184614.666274032">
            <text:p>184614,67</text:p>
          </table:table-cell>
          <table:table-cell table:style-name="ce4" table:formula="oooc:=AVERAGE([.AW39];[.AW35];[.AW31];[.AW27];[.AW23];[.AW19];[.AW15];[.AW11];[.AW3])" office:value-type="float" office:value="184614.666274032">
            <text:p>184614,67</text:p>
          </table:table-cell>
          <table:table-cell table:style-name="ce4" table:formula="oooc:=AVERAGE([.AX39];[.AX35];[.AX31];[.AX27];[.AX23];[.AX19];[.AX15];[.AX11];[.AX3])" office:value-type="float" office:value="184614.666274032">
            <text:p>184614,67</text:p>
          </table:table-cell>
          <table:table-cell table:style-name="ce4" table:formula="oooc:=AVERAGE([.AY39];[.AY35];[.AY31];[.AY27];[.AY23];[.AY19];[.AY15];[.AY11];[.AY3])" office:value-type="float" office:value="184614.666274032">
            <text:p>184614,67</text:p>
          </table:table-cell>
          <table:table-cell table:style-name="ce4" table:formula="oooc:=AVERAGE([.AZ39];[.AZ35];[.AZ31];[.AZ27];[.AZ23];[.AZ19];[.AZ15];[.AZ11];[.AZ3])" office:value-type="float" office:value="184614.666274032">
            <text:p>184614,67</text:p>
          </table:table-cell>
          <table:table-cell table:style-name="ce4" table:formula="oooc:=AVERAGE([.BA39];[.BA35];[.BA31];[.BA27];[.BA23];[.BA19];[.BA15];[.BA11];[.BA3])" office:value-type="float" office:value="184614.666274032">
            <text:p>184614,67</text:p>
          </table:table-cell>
          <table:table-cell table:style-name="ce4" table:formula="oooc:=AVERAGE([.BB39];[.BB35];[.BB31];[.BB27];[.BB23];[.BB19];[.BB15];[.BB11];[.BB3])" office:value-type="float" office:value="184614.666274032">
            <text:p>184614,67</text:p>
          </table:table-cell>
          <table:table-cell table:style-name="ce4" table:formula="oooc:=AVERAGE([.BC39];[.BC35];[.BC31];[.BC27];[.BC23];[.BC19];[.BC15];[.BC11];[.BC3])" office:value-type="float" office:value="184614.666274032">
            <text:p>184614,67</text:p>
          </table:table-cell>
          <table:table-cell table:style-name="ce4" table:formula="oooc:=AVERAGE([.BD39];[.BD35];[.BD31];[.BD27];[.BD23];[.BD19];[.BD15];[.BD11];[.BD3])" office:value-type="float" office:value="184614.666274032">
            <text:p>184614,67</text:p>
          </table:table-cell>
          <table:table-cell table:style-name="ce4" table:formula="oooc:=AVERAGE([.BE39];[.BE35];[.BE31];[.BE27];[.BE23];[.BE19];[.BE15];[.BE11];[.BE3])" office:value-type="float" office:value="184614.666274032">
            <text:p>184614,67</text:p>
          </table:table-cell>
          <table:table-cell table:style-name="ce4" table:formula="oooc:=AVERAGE([.BF39];[.BF35];[.BF31];[.BF27];[.BF23];[.BF19];[.BF15];[.BF11];[.BF3])" office:value-type="float" office:value="184614.666274032">
            <text:p>184614,67</text:p>
          </table:table-cell>
          <table:table-cell table:style-name="ce4" table:formula="oooc:=AVERAGE([.BG39];[.BG35];[.BG31];[.BG27];[.BG23];[.BG19];[.BG15];[.BG11];[.BG3])" office:value-type="float" office:value="184614.666274032">
            <text:p>184614,67</text:p>
          </table:table-cell>
          <table:table-cell table:style-name="ce4" table:formula="oooc:=AVERAGE([.BH39];[.BH35];[.BH31];[.BH27];[.BH23];[.BH19];[.BH15];[.BH11];[.BH3])" office:value-type="float" office:value="184025.76865095">
            <text:p>184025,77</text:p>
          </table:table-cell>
        </table:table-row>
        <table:table-row table:style-name="ro1">
          <table:table-cell table:style-name="ce2" office:value-type="string">
            <text:p>Generacion</text:p>
          </table:table-cell>
          <table:table-cell table:style-name="ce4" table:formula="oooc:=AVERAGE([.B40];[.B36];[.B32];[.B28];[.B24];[.B20];[.B16];[.B12];[.B4])" office:value-type="float" office:value="1">
            <text:p>1</text:p>
          </table:table-cell>
          <table:table-cell table:style-name="ce4" table:formula="oooc:=AVERAGE([.C40];[.C36];[.C32];[.C28];[.C24];[.C20];[.C16];[.C12];[.C4])" office:value-type="float" office:value="1">
            <text:p>1</text:p>
          </table:table-cell>
          <table:table-cell table:style-name="ce4" table:formula="oooc:=AVERAGE([.D40];[.D36];[.D32];[.D28];[.D24];[.D20];[.D16];[.D12];[.D4])" office:value-type="float" office:value="1">
            <text:p>1</text:p>
          </table:table-cell>
          <table:table-cell table:style-name="ce4" table:formula="oooc:=AVERAGE([.E40];[.E36];[.E32];[.E28];[.E24];[.E20];[.E16];[.E12];[.E4])" office:value-type="float" office:value="1">
            <text:p>1</text:p>
          </table:table-cell>
          <table:table-cell table:style-name="ce4" table:formula="oooc:=AVERAGE([.F40];[.F36];[.F32];[.F28];[.F24];[.F20];[.F16];[.F12];[.F4])" office:value-type="float" office:value="1">
            <text:p>1</text:p>
          </table:table-cell>
          <table:table-cell table:style-name="ce4" table:formula="oooc:=AVERAGE([.G40];[.G36];[.G32];[.G28];[.G24];[.G20];[.G16];[.G12];[.G4])" office:value-type="float" office:value="1">
            <text:p>1</text:p>
          </table:table-cell>
          <table:table-cell table:style-name="ce4" table:formula="oooc:=AVERAGE([.H40];[.H36];[.H32];[.H28];[.H24];[.H20];[.H16];[.H12];[.H4])" office:value-type="float" office:value="1">
            <text:p>1</text:p>
          </table:table-cell>
          <table:table-cell table:style-name="ce4" table:formula="oooc:=AVERAGE([.I40];[.I36];[.I32];[.I28];[.I24];[.I20];[.I16];[.I12];[.I4])" office:value-type="float" office:value="1">
            <text:p>1</text:p>
          </table:table-cell>
          <table:table-cell table:style-name="ce4" table:formula="oooc:=AVERAGE([.J40];[.J36];[.J32];[.J28];[.J24];[.J20];[.J16];[.J12];[.J4])" office:value-type="float" office:value="1">
            <text:p>1</text:p>
          </table:table-cell>
          <table:table-cell table:style-name="ce4" table:formula="oooc:=AVERAGE([.K40];[.K36];[.K32];[.K28];[.K24];[.K20];[.K16];[.K12];[.K4])" office:value-type="float" office:value="1">
            <text:p>1</text:p>
          </table:table-cell>
          <table:table-cell table:style-name="ce4" table:formula="oooc:=AVERAGE([.L40];[.L36];[.L32];[.L28];[.L24];[.L20];[.L16];[.L12];[.L4])" office:value-type="float" office:value="1">
            <text:p>1</text:p>
          </table:table-cell>
          <table:table-cell table:style-name="ce4" table:formula="oooc:=AVERAGE([.M40];[.M36];[.M32];[.M28];[.M24];[.M20];[.M16];[.M12];[.M4])" office:value-type="float" office:value="1">
            <text:p>1</text:p>
          </table:table-cell>
          <table:table-cell table:style-name="ce4" table:formula="oooc:=AVERAGE([.N40];[.N36];[.N32];[.N28];[.N24];[.N20];[.N16];[.N12];[.N4])" office:value-type="float" office:value="1">
            <text:p>1</text:p>
          </table:table-cell>
          <table:table-cell table:style-name="ce4" table:formula="oooc:=AVERAGE([.O40];[.O36];[.O32];[.O28];[.O24];[.O20];[.O16];[.O12];[.O4])" office:value-type="float" office:value="1">
            <text:p>1</text:p>
          </table:table-cell>
          <table:table-cell table:style-name="ce4" table:formula="oooc:=AVERAGE([.P40];[.P36];[.P32];[.P28];[.P24];[.P20];[.P16];[.P12];[.P4])" office:value-type="float" office:value="1">
            <text:p>1</text:p>
          </table:table-cell>
          <table:table-cell table:style-name="ce4" table:formula="oooc:=AVERAGE([.Q40];[.Q36];[.Q32];[.Q28];[.Q24];[.Q20];[.Q16];[.Q12];[.Q4])" office:value-type="float" office:value="1">
            <text:p>1</text:p>
          </table:table-cell>
          <table:table-cell table:style-name="ce4" table:formula="oooc:=AVERAGE([.R40];[.R36];[.R32];[.R28];[.R24];[.R20];[.R16];[.R12];[.R4])" office:value-type="float" office:value="1">
            <text:p>1</text:p>
          </table:table-cell>
          <table:table-cell table:style-name="ce4" table:formula="oooc:=AVERAGE([.S40];[.S36];[.S32];[.S28];[.S24];[.S20];[.S16];[.S12];[.S4])" office:value-type="float" office:value="1">
            <text:p>1</text:p>
          </table:table-cell>
          <table:table-cell table:style-name="ce4" table:formula="oooc:=AVERAGE([.T40];[.T36];[.T32];[.T28];[.T24];[.T20];[.T16];[.T12];[.T4])" office:value-type="float" office:value="1">
            <text:p>1</text:p>
          </table:table-cell>
          <table:table-cell table:style-name="ce4" table:formula="oooc:=AVERAGE([.U40];[.U36];[.U32];[.U28];[.U24];[.U20];[.U16];[.U12];[.U4])" office:value-type="float" office:value="1">
            <text:p>1</text:p>
          </table:table-cell>
          <table:table-cell table:style-name="ce4" table:formula="oooc:=AVERAGE([.V40];[.V36];[.V32];[.V28];[.V24];[.V20];[.V16];[.V12];[.V4])" office:value-type="float" office:value="1">
            <text:p>1</text:p>
          </table:table-cell>
          <table:table-cell table:style-name="ce4" table:formula="oooc:=AVERAGE([.W40];[.W36];[.W32];[.W28];[.W24];[.W20];[.W16];[.W12];[.W4])" office:value-type="float" office:value="1">
            <text:p>1</text:p>
          </table:table-cell>
          <table:table-cell table:style-name="ce4" table:formula="oooc:=AVERAGE([.X40];[.X36];[.X32];[.X28];[.X24];[.X20];[.X16];[.X12];[.X4])" office:value-type="float" office:value="1">
            <text:p>1</text:p>
          </table:table-cell>
          <table:table-cell table:style-name="ce4" table:formula="oooc:=AVERAGE([.Y40];[.Y36];[.Y32];[.Y28];[.Y24];[.Y20];[.Y16];[.Y12];[.Y4])" office:value-type="float" office:value="1">
            <text:p>1</text:p>
          </table:table-cell>
          <table:table-cell table:style-name="ce4" table:formula="oooc:=AVERAGE([.Z40];[.Z36];[.Z32];[.Z28];[.Z24];[.Z20];[.Z16];[.Z12];[.Z4])" office:value-type="float" office:value="1">
            <text:p>1</text:p>
          </table:table-cell>
          <table:table-cell table:style-name="ce4" table:formula="oooc:=AVERAGE([.AA40];[.AA36];[.AA32];[.AA28];[.AA24];[.AA20];[.AA16];[.AA12];[.AA4])" office:value-type="float" office:value="1">
            <text:p>1</text:p>
          </table:table-cell>
          <table:table-cell table:style-name="ce4" table:formula="oooc:=AVERAGE([.AB40];[.AB36];[.AB32];[.AB28];[.AB24];[.AB20];[.AB16];[.AB12];[.AB4])" office:value-type="float" office:value="1">
            <text:p>1</text:p>
          </table:table-cell>
          <table:table-cell table:style-name="ce4" table:formula="oooc:=AVERAGE([.AC40];[.AC36];[.AC32];[.AC28];[.AC24];[.AC20];[.AC16];[.AC12];[.AC4])" office:value-type="float" office:value="1">
            <text:p>1</text:p>
          </table:table-cell>
          <table:table-cell table:style-name="ce4" table:formula="oooc:=AVERAGE([.AD40];[.AD36];[.AD32];[.AD28];[.AD24];[.AD20];[.AD16];[.AD12];[.AD4])" office:value-type="float" office:value="1">
            <text:p>1</text:p>
          </table:table-cell>
          <table:table-cell table:style-name="ce4" table:formula="oooc:=AVERAGE([.AE40];[.AE36];[.AE32];[.AE28];[.AE24];[.AE20];[.AE16];[.AE12];[.AE4])" office:value-type="float" office:value="1">
            <text:p>1</text:p>
          </table:table-cell>
          <table:table-cell table:style-name="ce4" table:formula="oooc:=AVERAGE([.AF40];[.AF36];[.AF32];[.AF28];[.AF24];[.AF20];[.AF16];[.AF12];[.AF4])" office:value-type="float" office:value="1">
            <text:p>1</text:p>
          </table:table-cell>
          <table:table-cell table:style-name="ce4" table:formula="oooc:=AVERAGE([.AG40];[.AG36];[.AG32];[.AG28];[.AG24];[.AG20];[.AG16];[.AG12];[.AG4])" office:value-type="float" office:value="1">
            <text:p>1</text:p>
          </table:table-cell>
          <table:table-cell table:style-name="ce4" table:formula="oooc:=AVERAGE([.AH40];[.AH36];[.AH32];[.AH28];[.AH24];[.AH20];[.AH16];[.AH12];[.AH4])" office:value-type="float" office:value="1">
            <text:p>1</text:p>
          </table:table-cell>
          <table:table-cell table:style-name="ce4" table:formula="oooc:=AVERAGE([.AI40];[.AI36];[.AI32];[.AI28];[.AI24];[.AI20];[.AI16];[.AI12];[.AI4])" office:value-type="float" office:value="1">
            <text:p>1</text:p>
          </table:table-cell>
          <table:table-cell table:style-name="ce4" table:formula="oooc:=AVERAGE([.AJ40];[.AJ36];[.AJ32];[.AJ28];[.AJ24];[.AJ20];[.AJ16];[.AJ12];[.AJ4])" office:value-type="float" office:value="1">
            <text:p>1</text:p>
          </table:table-cell>
          <table:table-cell table:style-name="ce4" table:formula="oooc:=AVERAGE([.AK40];[.AK36];[.AK32];[.AK28];[.AK24];[.AK20];[.AK16];[.AK12];[.AK4])" office:value-type="float" office:value="1">
            <text:p>1</text:p>
          </table:table-cell>
          <table:table-cell table:style-name="ce4" table:formula="oooc:=AVERAGE([.AL40];[.AL36];[.AL32];[.AL28];[.AL24];[.AL20];[.AL16];[.AL12];[.AL4])" office:value-type="float" office:value="1">
            <text:p>1</text:p>
          </table:table-cell>
          <table:table-cell table:style-name="ce4" table:formula="oooc:=AVERAGE([.AM40];[.AM36];[.AM32];[.AM28];[.AM24];[.AM20];[.AM16];[.AM12];[.AM4])" office:value-type="float" office:value="1">
            <text:p>1</text:p>
          </table:table-cell>
          <table:table-cell table:style-name="ce4" table:formula="oooc:=AVERAGE([.AN40];[.AN36];[.AN32];[.AN28];[.AN24];[.AN20];[.AN16];[.AN12];[.AN4])" office:value-type="float" office:value="1">
            <text:p>1</text:p>
          </table:table-cell>
          <table:table-cell table:style-name="ce4" table:formula="oooc:=AVERAGE([.AO40];[.AO36];[.AO32];[.AO28];[.AO24];[.AO20];[.AO16];[.AO12];[.AO4])" office:value-type="float" office:value="1">
            <text:p>1</text:p>
          </table:table-cell>
          <table:table-cell table:style-name="ce4" table:formula="oooc:=AVERAGE([.AP40];[.AP36];[.AP32];[.AP28];[.AP24];[.AP20];[.AP16];[.AP12];[.AP4])" office:value-type="float" office:value="1">
            <text:p>1</text:p>
          </table:table-cell>
          <table:table-cell table:style-name="ce4" table:formula="oooc:=AVERAGE([.AQ40];[.AQ36];[.AQ32];[.AQ28];[.AQ24];[.AQ20];[.AQ16];[.AQ12];[.AQ4])" office:value-type="float" office:value="1">
            <text:p>1</text:p>
          </table:table-cell>
          <table:table-cell table:style-name="ce4" table:formula="oooc:=AVERAGE([.AR40];[.AR36];[.AR32];[.AR28];[.AR24];[.AR20];[.AR16];[.AR12];[.AR4])" office:value-type="float" office:value="1">
            <text:p>1</text:p>
          </table:table-cell>
          <table:table-cell table:style-name="ce4" table:formula="oooc:=AVERAGE([.AS40];[.AS36];[.AS32];[.AS28];[.AS24];[.AS20];[.AS16];[.AS12];[.AS4])" office:value-type="float" office:value="1">
            <text:p>1</text:p>
          </table:table-cell>
          <table:table-cell table:style-name="ce4" table:formula="oooc:=AVERAGE([.AT40];[.AT36];[.AT32];[.AT28];[.AT24];[.AT20];[.AT16];[.AT12];[.AT4])" office:value-type="float" office:value="1">
            <text:p>1</text:p>
          </table:table-cell>
          <table:table-cell table:style-name="ce4" table:formula="oooc:=AVERAGE([.AU40];[.AU36];[.AU32];[.AU28];[.AU24];[.AU20];[.AU16];[.AU12];[.AU4])" office:value-type="float" office:value="1">
            <text:p>1</text:p>
          </table:table-cell>
          <table:table-cell table:style-name="ce4" table:formula="oooc:=AVERAGE([.AV40];[.AV36];[.AV32];[.AV28];[.AV24];[.AV20];[.AV16];[.AV12];[.AV4])" office:value-type="float" office:value="1">
            <text:p>1</text:p>
          </table:table-cell>
          <table:table-cell table:style-name="ce4" table:formula="oooc:=AVERAGE([.AW40];[.AW36];[.AW32];[.AW28];[.AW24];[.AW20];[.AW16];[.AW12];[.AW4])" office:value-type="float" office:value="1">
            <text:p>1</text:p>
          </table:table-cell>
          <table:table-cell table:style-name="ce4" table:formula="oooc:=AVERAGE([.AX40];[.AX36];[.AX32];[.AX28];[.AX24];[.AX20];[.AX16];[.AX12];[.AX4])" office:value-type="float" office:value="1">
            <text:p>1</text:p>
          </table:table-cell>
          <table:table-cell table:style-name="ce4" table:formula="oooc:=AVERAGE([.AY40];[.AY36];[.AY32];[.AY28];[.AY24];[.AY20];[.AY16];[.AY12];[.AY4])" office:value-type="float" office:value="1">
            <text:p>1</text:p>
          </table:table-cell>
          <table:table-cell table:style-name="ce4" table:formula="oooc:=AVERAGE([.AZ40];[.AZ36];[.AZ32];[.AZ28];[.AZ24];[.AZ20];[.AZ16];[.AZ12];[.AZ4])" office:value-type="float" office:value="1">
            <text:p>1</text:p>
          </table:table-cell>
          <table:table-cell table:style-name="ce4" table:formula="oooc:=AVERAGE([.BA40];[.BA36];[.BA32];[.BA28];[.BA24];[.BA20];[.BA16];[.BA12];[.BA4])" office:value-type="float" office:value="1">
            <text:p>1</text:p>
          </table:table-cell>
          <table:table-cell table:style-name="ce4" table:formula="oooc:=AVERAGE([.BB40];[.BB36];[.BB32];[.BB28];[.BB24];[.BB20];[.BB16];[.BB12];[.BB4])" office:value-type="float" office:value="1">
            <text:p>1</text:p>
          </table:table-cell>
          <table:table-cell table:style-name="ce4" table:formula="oooc:=AVERAGE([.BC40];[.BC36];[.BC32];[.BC28];[.BC24];[.BC20];[.BC16];[.BC12];[.BC4])" office:value-type="float" office:value="1">
            <text:p>1</text:p>
          </table:table-cell>
          <table:table-cell table:style-name="ce4" table:formula="oooc:=AVERAGE([.BD40];[.BD36];[.BD32];[.BD28];[.BD24];[.BD20];[.BD16];[.BD12];[.BD4])" office:value-type="float" office:value="1">
            <text:p>1</text:p>
          </table:table-cell>
          <table:table-cell table:style-name="ce4" table:formula="oooc:=AVERAGE([.BE40];[.BE36];[.BE32];[.BE28];[.BE24];[.BE20];[.BE16];[.BE12];[.BE4])" office:value-type="float" office:value="1">
            <text:p>1</text:p>
          </table:table-cell>
          <table:table-cell table:style-name="ce4" table:formula="oooc:=AVERAGE([.BF40];[.BF36];[.BF32];[.BF28];[.BF24];[.BF20];[.BF16];[.BF12];[.BF4])" office:value-type="float" office:value="1">
            <text:p>1</text:p>
          </table:table-cell>
          <table:table-cell table:style-name="ce4" table:formula="oooc:=AVERAGE([.BG40];[.BG36];[.BG32];[.BG28];[.BG24];[.BG20];[.BG16];[.BG12];[.BG4])" office:value-type="float" office:value="1">
            <text:p>1</text:p>
          </table:table-cell>
          <table:table-cell table:style-name="ce4" table:formula="oooc:=AVERAGE([.BH40];[.BH36];[.BH32];[.BH28];[.BH24];[.BH20];[.BH16];[.BH12];[.BH4])" office:value-type="float" office:value="1">
            <text:p>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3" office:value-type="string">
            <text:p>PRUEB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PROMEDIOS</text:p>
          </table:table-cell>
          <table:table-cell table:style-name="ce5" table:formula="oooc:=AVERAGE([.B3:.BH3])" office:value-type="float" office:value="186046.250165661">
            <text:p>186046,25</text:p>
          </table:table-cell>
          <table:table-cell table:style-name="ce5" table:formula="oooc:=AVERAGE([.B7:.BH7])" office:value-type="float" office:value="185083.845740734">
            <text:p>185083,85</text:p>
          </table:table-cell>
          <table:table-cell table:style-name="ce5" table:formula="oooc:=AVERAGE([.B11:.BH11])" office:value-type="float" office:value="184275.177080033">
            <text:p>184275,18</text:p>
          </table:table-cell>
          <table:table-cell table:style-name="ce5" table:formula="oooc:=AVERAGE([.B15:.BH15])" office:value-type="float" office:value="183223.433547238">
            <text:p>183223,43</text:p>
          </table:table-cell>
          <table:table-cell table:style-name="ce5" table:formula="oooc:=AVERAGE([.B19:.BH19])" office:value-type="float" office:value="187257.388506006">
            <text:p>187257,39</text:p>
          </table:table-cell>
          <table:table-cell table:style-name="ce5" table:formula="oooc:=AVERAGE([.B23:.BH23])" office:value-type="float" office:value="187163.049537216">
            <text:p>187163,05</text:p>
          </table:table-cell>
          <table:table-cell table:style-name="ce5" table:formula="oooc:=AVERAGE([.B27:.BH27])" office:value-type="float" office:value="183329.110674037">
            <text:p>183329,11</text:p>
          </table:table-cell>
          <table:table-cell table:style-name="ce5" table:formula="oooc:=AVERAGE([.B31:.BH31])" office:value-type="float" office:value="184951.549659293">
            <text:p>184951,55</text:p>
          </table:table-cell>
          <table:table-cell table:style-name="ce5" table:formula="oooc:=AVERAGE([.B35:.BH35])" office:value-type="float" office:value="183910.343265992">
            <text:p>183910,34</text:p>
          </table:table-cell>
          <table:table-cell table:style-name="ce5" table:formula="oooc:=AVERAGE([.B39:.BH39])" office:value-type="float" office:value="186944.472937411">
            <text:p>186944,47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VARIANZAS</text:p>
          </table:table-cell>
          <table:table-cell table:style-name="ce5" table:formula="oooc:=VAR([.B3:.BH3])" office:value-type="float" office:value="304111.936553715">
            <text:p>304111,94</text:p>
          </table:table-cell>
          <table:table-cell table:style-name="ce5" table:formula="oooc:=VAR([.B7:.BH7])" office:value-type="float" office:value="649568.746414592">
            <text:p>649568,75</text:p>
          </table:table-cell>
          <table:table-cell table:style-name="ce5" table:formula="oooc:=VAR([.B11:.BH11])" office:value-type="float" office:value="2795147.95817924">
            <text:p>2795147,96</text:p>
          </table:table-cell>
          <table:table-cell table:style-name="ce5" table:formula="oooc:=VAR([.B15:.BH15])" office:value-type="float" office:value="3394574.35419636">
            <text:p>3394574,35</text:p>
          </table:table-cell>
          <table:table-cell table:style-name="ce5" table:formula="oooc:=VAR([.A19:.BG19])" office:value-type="float" office:value="1067638.27333428">
            <text:p>1067638,27</text:p>
          </table:table-cell>
          <table:table-cell table:style-name="ce5" table:formula="oooc:=VAR([.A23:.BG23])" office:value-type="float" office:value="1030339.11520632">
            <text:p>1030339,12</text:p>
          </table:table-cell>
          <table:table-cell table:style-name="ce5" table:formula="oooc:=VAR([.A27:.BG27])" office:value-type="float" office:value="2.15473293599778E-020">
            <text:p>0</text:p>
          </table:table-cell>
          <table:table-cell table:style-name="ce5" table:formula="oooc:=VAR([.A31:.BG31])" office:value-type="float" office:value="138964.475560679">
            <text:p>138964,48</text:p>
          </table:table-cell>
          <table:table-cell table:style-name="ce5" table:formula="oooc:=VAR([.A35:.BG35])" office:value-type="float" office:value="3360805.96517971">
            <text:p>3360805,97</text:p>
          </table:table-cell>
          <table:table-cell table:style-name="ce5" table:formula="oooc:=VAR([.A39:.BG39])" office:value-type="float" office:value="1433349.7600716">
            <text:p>1433349,76</text:p>
          </table:table-cell>
          <table:table-cell table:number-columns-repeated="49"/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GLOBAL:</text:p>
          </table:table-cell>
          <table:table-cell table:style-name="ce1" table:formula="oooc:=AVERAGE([.B44:.BH44])" office:value-type="float" office:value="185233.419485876">
            <text:p>185233,42</text:p>
          </table:table-cell>
          <table:table-cell table:number-columns-repeated="58"/>
        </table:table-row>
        <table:table-row table:style-name="ro1">
          <table:table-cell table:style-name="ce1" office:value-type="string">
            <text:p>Varianza (GLOBAL):</text:p>
          </table:table-cell>
          <table:table-cell table:style-name="ce1" table:formula="oooc:=VAR([.B44:.BH44])" office:value-type="float" office:value="812735.360320927">
            <text:p>812735,36</text:p>
          </table:table-cell>
          <table:table-cell table:number-columns-repeated="58"/>
        </table:table-row>
        <table:table-row table:style-name="ro1">
          <table:table-cell>
            <draw:frame table:end-cell-address="Sheet1.F69" table:end-x="1.833cm" table:end-y="0.132cm" draw:z-index="0" draw:style-name="gr1" svg:width="19.332cm" svg:height="6.987cm" svg:x="0.609cm" svg:y="0.371cm">
              <draw:object draw:notify-on-update-of-ranges="Sheet1.A44:Sheet1.A44 Sheet1.B44:Sheet1.BH44 Sheet1.B43:Sheet1.BH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68" table:end-x="2.005cm" table:end-y="0.352cm" draw:z-index="1" draw:style-name="gr1" svg:width="17.841cm" svg:height="6.999cm" svg:x="2.809cm" svg:y="0.127cm">
              <draw:object draw:notify-on-update-of-ranges="Sheet1.A48:Sheet1.A48 Sheet1.B48:Sheet1.K48 Sheet1.B47:Sheet1.K47 Sheet1.A49:Sheet1.A49 Sheet1.B49:Sheet1.K49 Sheet1.B47:Sheet1.K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1:5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26T18:45:03</meta:creation-date>
    <dc:creator>Cristhian Daniel Parra Trepowski</dc:creator>
    <dc:date>2007-12-27T11:51:07</dc:date>
    <meta:editing-cycles>13</meta:editing-cycles>
    <meta:editing-duration>PT48M57S</meta:editing-duration>
    <meta:user-defined meta:name="Info 1"/>
    <meta:user-defined meta:name="Info 2"/>
    <meta:user-defined meta:name="Info 3"/>
    <meta:user-defined meta:name="Info 4"/>
    <meta:document-statistic meta:table-count="1" meta:cell-count="20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785cm" svg:height="6.988cm" chart:class="chart:scatter" chart:style-name="ch1">
        <chart:title svg:x="6.838cm" svg:y="0.142cm" chart:style-name="ch2">
          <text:p>Resumen de Costos VS Tiempo</text:p>
        </chart:title>
        <chart:subtitle svg:x="3.187cm" svg:y="0.782cm" chart:style-name="ch3">
          <text:p>Promedio de las medidas tomadas en las diferentes ejecuciones del algoritmo</text:p>
        </chart:subtitle>
        <chart:legend chart:legend-position="end" svg:x="18cm" svg:y="3.187cm" chart:style-name="ch4"/>
        <chart:plot-area chart:style-name="ch5" table:cell-range-address="Sheet1.B43:Sheet1.BH44 Sheet1.A44:Sheet1.BH44 Sheet1.A43:Sheet1.A43" chart:data-source-has-labels="column" svg:x="0.589cm" svg:y="1.372cm" svg:width="17.016cm" svg:height="5.399cm">
          <chart:axis chart:dimension="x" chart:name="primary-x" chart:style-name="ch6">
            <chart:title svg:x="7.689cm" svg:y="6.315cm" chart:style-name="ch7">
              <text:p>Tiempo (milisegundos)</text:p>
            </chart:title>
          </chart:axis>
          <chart:axis chart:dimension="y" chart:name="primary-y" chart:style-name="ch6">
            <chart:title svg:x="0.398cm" svg:y="5.265cm" chart:style-name="ch8">
              <text:p>Costo de la solución</text:p>
            </chart:title>
            <chart:grid chart:style-name="ch9" chart:class="major"/>
          </chart:axis>
          <chart:series chart:style-name="ch10" chart:values-cell-range-address="Sheet1.B44:Sheet1.BH44" chart:label-cell-address="Sheet1.A44:Sheet1.A44" chart:class="chart:scatter">
            <chart:domain table:cell-range-address="Sheet1.B43:Sheet1.BH43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</table:table-cell>
              <table:table-cell office:value-type="float" office:value="5442.77777777778">
                <text:p>5442.77777777778</text:p>
              </table:table-cell>
              <table:table-cell office:value-type="float" office:value="10538.3333333333">
                <text:p>10538.3333333333</text:p>
              </table:table-cell>
              <table:table-cell office:value-type="float" office:value="15517.4444444444">
                <text:p>15517.4444444444</text:p>
              </table:table-cell>
              <table:table-cell office:value-type="float" office:value="20515.6666666667">
                <text:p>20515.6666666667</text:p>
              </table:table-cell>
              <table:table-cell office:value-type="float" office:value="25416.7777777778">
                <text:p>25416.7777777778</text:p>
              </table:table-cell>
              <table:table-cell office:value-type="float" office:value="30507">
                <text:p>30507</text:p>
              </table:table-cell>
              <table:table-cell office:value-type="float" office:value="35498.2222222222">
                <text:p>35498.2222222222</text:p>
              </table:table-cell>
              <table:table-cell office:value-type="float" office:value="40458.4444444444">
                <text:p>40458.4444444444</text:p>
              </table:table-cell>
              <table:table-cell office:value-type="float" office:value="45642.6666666667">
                <text:p>45642.6666666667</text:p>
              </table:table-cell>
              <table:table-cell office:value-type="float" office:value="50328">
                <text:p>50328</text:p>
              </table:table-cell>
              <table:table-cell office:value-type="float" office:value="55420">
                <text:p>55420</text:p>
              </table:table-cell>
              <table:table-cell office:value-type="float" office:value="60498.3333333333">
                <text:p>60498.3333333333</text:p>
              </table:table-cell>
              <table:table-cell office:value-type="float" office:value="65591.8888888889">
                <text:p>65591.8888888889</text:p>
              </table:table-cell>
              <table:table-cell office:value-type="float" office:value="70461.8888888889">
                <text:p>70461.8888888889</text:p>
              </table:table-cell>
              <table:table-cell office:value-type="float" office:value="75392.3333333333">
                <text:p>75392.3333333333</text:p>
              </table:table-cell>
              <table:table-cell office:value-type="float" office:value="80418.4444444444">
                <text:p>80418.4444444444</text:p>
              </table:table-cell>
              <table:table-cell office:value-type="float" office:value="85576.5555555556">
                <text:p>85576.5555555556</text:p>
              </table:table-cell>
              <table:table-cell office:value-type="float" office:value="90312.5555555556">
                <text:p>90312.5555555556</text:p>
              </table:table-cell>
              <table:table-cell office:value-type="float" office:value="95560.7777777778">
                <text:p>95560.7777777778</text:p>
              </table:table-cell>
              <table:table-cell office:value-type="float" office:value="100712.111111111">
                <text:p>100712.111111111</text:p>
              </table:table-cell>
              <table:table-cell office:value-type="float" office:value="105371.555555556">
                <text:p>105371.555555556</text:p>
              </table:table-cell>
              <table:table-cell office:value-type="float" office:value="110508.888888889">
                <text:p>110508.888888889</text:p>
              </table:table-cell>
              <table:table-cell office:value-type="float" office:value="115456.777777778">
                <text:p>115456.777777778</text:p>
              </table:table-cell>
              <table:table-cell office:value-type="float" office:value="120420.111111111">
                <text:p>120420.111111111</text:p>
              </table:table-cell>
              <table:table-cell office:value-type="float" office:value="125571.111111111">
                <text:p>125571.111111111</text:p>
              </table:table-cell>
              <table:table-cell office:value-type="float" office:value="130428.777777778">
                <text:p>130428.777777778</text:p>
              </table:table-cell>
              <table:table-cell office:value-type="float" office:value="135571.111111111">
                <text:p>135571.111111111</text:p>
              </table:table-cell>
              <table:table-cell office:value-type="float" office:value="140291.777777778">
                <text:p>140291.777777778</text:p>
              </table:table-cell>
              <table:table-cell office:value-type="float" office:value="145543.444444444">
                <text:p>145543.444444444</text:p>
              </table:table-cell>
              <table:table-cell office:value-type="float" office:value="150605.777777778">
                <text:p>150605.777777778</text:p>
              </table:table-cell>
              <table:table-cell office:value-type="float" office:value="155336.888888889">
                <text:p>155336.888888889</text:p>
              </table:table-cell>
              <table:table-cell office:value-type="float" office:value="160486">
                <text:p>160486</text:p>
              </table:table-cell>
              <table:table-cell office:value-type="float" office:value="165423.666666667">
                <text:p>165423.666666667</text:p>
              </table:table-cell>
              <table:table-cell office:value-type="float" office:value="170475.777777778">
                <text:p>170475.777777778</text:p>
              </table:table-cell>
              <table:table-cell office:value-type="float" office:value="175527.888888889">
                <text:p>175527.888888889</text:p>
              </table:table-cell>
              <table:table-cell office:value-type="float" office:value="180352.555555556">
                <text:p>180352.555555556</text:p>
              </table:table-cell>
              <table:table-cell office:value-type="float" office:value="185592">
                <text:p>185592</text:p>
              </table:table-cell>
              <table:table-cell office:value-type="float" office:value="190654.555555556">
                <text:p>190654.555555556</text:p>
              </table:table-cell>
              <table:table-cell office:value-type="float" office:value="195322.888888889">
                <text:p>195322.888888889</text:p>
              </table:table-cell>
              <table:table-cell office:value-type="float" office:value="200467.111111111">
                <text:p>200467.111111111</text:p>
              </table:table-cell>
              <table:table-cell office:value-type="float" office:value="205489.666666667">
                <text:p>205489.666666667</text:p>
              </table:table-cell>
              <table:table-cell office:value-type="float" office:value="210651">
                <text:p>210651</text:p>
              </table:table-cell>
              <table:table-cell office:value-type="float" office:value="215510.555555556">
                <text:p>215510.555555556</text:p>
              </table:table-cell>
              <table:table-cell office:value-type="float" office:value="220361.222222222">
                <text:p>220361.222222222</text:p>
              </table:table-cell>
              <table:table-cell office:value-type="float" office:value="225507">
                <text:p>225507</text:p>
              </table:table-cell>
              <table:table-cell office:value-type="float" office:value="230439.222222222">
                <text:p>230439.222222222</text:p>
              </table:table-cell>
              <table:table-cell office:value-type="float" office:value="235575">
                <text:p>235575</text:p>
              </table:table-cell>
              <table:table-cell office:value-type="float" office:value="240411.555555556">
                <text:p>240411.555555556</text:p>
              </table:table-cell>
              <table:table-cell office:value-type="float" office:value="245340.444444444">
                <text:p>245340.444444444</text:p>
              </table:table-cell>
              <table:table-cell office:value-type="float" office:value="250472.222222222">
                <text:p>250472.222222222</text:p>
              </table:table-cell>
              <table:table-cell office:value-type="float" office:value="255604.222222222">
                <text:p>255604.222222222</text:p>
              </table:table-cell>
              <table:table-cell office:value-type="float" office:value="260555.777777778">
                <text:p>260555.777777778</text:p>
              </table:table-cell>
              <table:table-cell office:value-type="float" office:value="265590.333333333">
                <text:p>265590.333333333</text:p>
              </table:table-cell>
              <table:table-cell office:value-type="float" office:value="270237.888888889">
                <text:p>270237.888888889</text:p>
              </table:table-cell>
              <table:table-cell office:value-type="float" office:value="275498.333333333">
                <text:p>275498.333333333</text:p>
              </table:table-cell>
              <table:table-cell office:value-type="float" office:value="280562.444444444">
                <text:p>280562.444444444</text:p>
              </table:table-cell>
              <table:table-cell office:value-type="float" office:value="285416.666666667">
                <text:p>285416.666666667</text:p>
              </table:table-cell>
              <table:table-cell office:value-type="float" office:value="290498.333333333">
                <text:p>290498.333333333</text:p>
              </table:table-cell>
              <table:table-cell office:value-type="float" office:value="295510.333333333">
                <text:p>295510.333333333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87831.946601972">
                <text:p>187831.946601972</text:p>
              </table:table-cell>
              <table:table-cell office:value-type="float" office:value="187342.120895301">
                <text:p>187342.120895301</text:p>
              </table:table-cell>
              <table:table-cell office:value-type="float" office:value="187342.120895301">
                <text:p>187342.120895301</text:p>
              </table:table-cell>
              <table:table-cell office:value-type="float" office:value="187342.120895301">
                <text:p>187342.120895301</text:p>
              </table:table-cell>
              <table:table-cell office:value-type="float" office:value="187180.58403948">
                <text:p>187180.58403948</text:p>
              </table:table-cell>
              <table:table-cell office:value-type="float" office:value="187180.58403948">
                <text:p>187180.58403948</text:p>
              </table:table-cell>
              <table:table-cell office:value-type="float" office:value="186836.492310687">
                <text:p>186836.492310687</text:p>
              </table:table-cell>
              <table:table-cell office:value-type="float" office:value="186318.189401376">
                <text:p>186318.189401376</text:p>
              </table:table-cell>
              <table:table-cell office:value-type="float" office:value="186318.189401376">
                <text:p>186318.189401376</text:p>
              </table:table-cell>
              <table:table-cell office:value-type="float" office:value="186318.189401376">
                <text:p>186318.189401376</text:p>
              </table:table-cell>
              <table:table-cell office:value-type="float" office:value="186144.051464179">
                <text:p>186144.051464179</text:p>
              </table:table-cell>
              <table:table-cell office:value-type="float" office:value="185949.638411962">
                <text:p>185949.638411962</text:p>
              </table:table-cell>
              <table:table-cell office:value-type="float" office:value="185777.611102567">
                <text:p>185777.611102567</text:p>
              </table:table-cell>
              <table:table-cell office:value-type="float" office:value="185293.379976892">
                <text:p>185293.379976892</text:p>
              </table:table-cell>
              <table:table-cell office:value-type="float" office:value="185293.379976892">
                <text:p>185293.379976892</text:p>
              </table:table-cell>
              <table:table-cell office:value-type="float" office:value="185293.379976892">
                <text:p>185293.379976892</text:p>
              </table:table-cell>
              <table:table-cell office:value-type="float" office:value="185293.379976892">
                <text:p>185293.379976892</text:p>
              </table:table-cell>
              <table:table-cell office:value-type="float" office:value="185293.379976892">
                <text:p>185293.379976892</text:p>
              </table:table-cell>
              <table:table-cell office:value-type="float" office:value="185190.358191735">
                <text:p>185190.358191735</text:p>
              </table:table-cell>
              <table:table-cell office:value-type="float" office:value="185190.358191735">
                <text:p>185190.358191735</text:p>
              </table:table-cell>
              <table:table-cell office:value-type="float" office:value="185190.358191735">
                <text:p>185190.358191735</text:p>
              </table:table-cell>
              <table:table-cell office:value-type="float" office:value="185190.358191735">
                <text:p>185190.358191735</text:p>
              </table:table-cell>
              <table:table-cell office:value-type="float" office:value="185190.358191735">
                <text:p>185190.358191735</text:p>
              </table:table-cell>
              <table:table-cell office:value-type="float" office:value="184890.495498749">
                <text:p>184890.495498749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025.76865095">
                <text:p>184025.76865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42cm" svg:height="7cm" chart:class="chart:scatter" chart:style-name="ch1">
        <chart:title svg:x="4.662cm" svg:y="0.143cm" chart:style-name="ch2">
          <text:p>RESUMEN DE PROMEDIOS Y VARIANZAS</text:p>
        </chart:title>
        <chart:subtitle svg:x="1.499cm" svg:y="0.784cm" chart:style-name="ch3">
          <text:p>Se grafican los promedios y varianzas correspondientes a cada una de las 10 pruebas</text:p>
        </chart:subtitle>
        <chart:legend chart:legend-position="end" svg:x="15.197cm" svg:y="2.979cm" chart:style-name="ch4"/>
        <chart:plot-area chart:style-name="ch5" table:cell-range-address="Sheet1.B47:Sheet1.K49 Sheet1.A48:Sheet1.K49 Sheet1.A47:Sheet1.A47" chart:data-source-has-labels="column" svg:x="0.511cm" svg:y="1.375cm" svg:width="14.33cm" svg:height="5.405cm">
          <chart:axis chart:dimension="x" chart:name="primary-x" chart:style-name="ch6">
            <chart:title svg:x="7.356cm" svg:y="6.325cm" chart:style-name="ch7">
              <text:p>Pruebas</text:p>
            </chart:title>
          </chart:axis>
          <chart:axis chart:dimension="y" chart:name="primary-y" chart:style-name="ch6">
            <chart:title svg:x="0.359cm" svg:y="5.152cm" chart:style-name="ch8">
              <text:p>Promedio/Varianza</text:p>
            </chart:title>
            <chart:grid chart:style-name="ch9" chart:class="major"/>
          </chart:axis>
          <chart:series chart:style-name="ch10" chart:values-cell-range-address="Sheet1.B48:Sheet1.K48" chart:label-cell-address="Sheet1.A48:Sheet1.A48" chart:class="chart:scatter">
            <chart:domain table:cell-range-address="Sheet1.B47:Sheet1.K47"/>
            <chart:data-point chart:repeated="10"/>
          </chart:series>
          <chart:series chart:style-name="ch11" chart:values-cell-range-address="Sheet1.B49:Sheet1.K49" chart:label-cell-address="Sheet1.A49:Sheet1.A49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Fila 4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MEDIOS</text:p>
              </table:table-cell>
              <table:table-cell office:value-type="float" office:value="186046.250165661">
                <text:p>186046.250165661</text:p>
              </table:table-cell>
              <table:table-cell office:value-type="float" office:value="185083.845740734">
                <text:p>185083.845740734</text:p>
              </table:table-cell>
              <table:table-cell office:value-type="float" office:value="184275.177080033">
                <text:p>184275.177080033</text:p>
              </table:table-cell>
              <table:table-cell office:value-type="float" office:value="183223.433547238">
                <text:p>183223.433547238</text:p>
              </table:table-cell>
              <table:table-cell office:value-type="float" office:value="187257.388506006">
                <text:p>187257.388506006</text:p>
              </table:table-cell>
              <table:table-cell office:value-type="float" office:value="187163.049537216">
                <text:p>187163.049537216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4951.549659293">
                <text:p>184951.549659293</text:p>
              </table:table-cell>
              <table:table-cell office:value-type="float" office:value="183910.343265992">
                <text:p>183910.343265992</text:p>
              </table:table-cell>
              <table:table-cell office:value-type="float" office:value="186944.472937411">
                <text:p>186944.472937411</text:p>
              </table:table-cell>
            </table:table-row>
            <table:table-row>
              <table:table-cell office:value-type="string">
                <text:p>VARIANZAS</text:p>
              </table:table-cell>
              <table:table-cell office:value-type="float" office:value="304111.936553715">
                <text:p>304111.936553715</text:p>
              </table:table-cell>
              <table:table-cell office:value-type="float" office:value="649568.746414592">
                <text:p>649568.746414592</text:p>
              </table:table-cell>
              <table:table-cell office:value-type="float" office:value="2795147.95817924">
                <text:p>2795147.95817924</text:p>
              </table:table-cell>
              <table:table-cell office:value-type="float" office:value="3394574.35419636">
                <text:p>3394574.35419636</text:p>
              </table:table-cell>
              <table:table-cell office:value-type="float" office:value="1067638.27333428">
                <text:p>1067638.27333428</text:p>
              </table:table-cell>
              <table:table-cell office:value-type="float" office:value="1030339.11520632">
                <text:p>1030339.11520632</text:p>
              </table:table-cell>
              <table:table-cell office:value-type="float" office:value="2.15473293599778E-020">
                <text:p>2.15473293599778E-020</text:p>
              </table:table-cell>
              <table:table-cell office:value-type="float" office:value="138964.475560679">
                <text:p>138964.475560679</text:p>
              </table:table-cell>
              <table:table-cell office:value-type="float" office:value="3360805.96517971">
                <text:p>3360805.96517971</text:p>
              </table:table-cell>
              <table:table-cell office:value-type="float" office:value="1433349.7600716">
                <text:p>1433349.76007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